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35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table table:name="exp_bio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Individual Slices </text:p>
          </table:table-cell>
          <table:covered-table-cell/>
          <table:table-cell/>
          <table:table-cell office:value-type="string" calcext:value-type="string" table:number-columns-spanned="2" table:number-rows-spanned="1">
            <text:p>Individual Slices </text:p>
          </table:table-cell>
          <table:covered-table-cell/>
          <table:table-cell/>
          <table:table-cell office:value-type="string" calcext:value-type="string" table:number-columns-spanned="2" table:number-rows-spanned="1">
            <text:p><text:s/>Slices + Time Intervals</text:p>
          </table:table-cell>
          <table:covered-table-cell office:value-type="string" calcext:value-type="string">
            <text:p><text:s text:c="2"/></text:p>
          </table:covered-table-cell>
        </table:table-row>
        <table:table-row table:style-name="ro1">
          <table:table-cell office:value-type="string" calcext:value-type="string" table:number-columns-spanned="2" table:number-rows-spanned="1">
            <text:p>(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(partial coeffs by location)</text:p>
          </table:table-cell>
          <table:covered-table-cell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2 to 1 (half 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All coeffs</text:p>
          </table:table-cell>
          <table:covered-table-cell/>
          <table:table-cell/>
          <table:table-cell office:value-type="string" calcext:value-type="string" table:number-columns-spanned="2" table:number-rows-spanned="1">
            <text:p>2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0165752" calcext:value-type="float">
            <text:p>0.00165752</text:p>
          </table:table-cell>
          <table:table-cell office:value-type="float" office:value="0.0128367" calcext:value-type="float">
            <text:p>0.0128367</text:p>
          </table:table-cell>
          <table:table-cell/>
          <table:table-cell office:value-type="float" office:value="0.000000157247" calcext:value-type="float">
            <text:p>1.57247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294033" calcext:value-type="float">
            <text:p>0.294033</text:p>
          </table:table-cell>
          <table:table-cell office:value-type="float" office:value="3.90113" calcext:value-type="float">
            <text:p>3.90113</text:p>
          </table:table-cell>
        </table:table-row>
        <table:table-row table:style-name="ro1">
          <table:table-cell office:value-type="float" office:value="0.00153295" calcext:value-type="float">
            <text:p>0.00153295</text:p>
          </table:table-cell>
          <table:table-cell office:value-type="float" office:value="0.0125204" calcext:value-type="float">
            <text:p>0.0125204</text:p>
          </table:table-cell>
          <table:table-cell/>
          <table:table-cell office:value-type="float" office:value="0.000000149107" calcext:value-type="float">
            <text:p>1.49107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288008" calcext:value-type="float">
            <text:p>0.288008</text:p>
          </table:table-cell>
          <table:table-cell office:value-type="float" office:value="3.67433" calcext:value-type="float">
            <text:p>3.67433</text:p>
          </table:table-cell>
        </table:table-row>
        <table:table-row table:style-name="ro1">
          <table:table-cell office:value-type="float" office:value="0.00142674" calcext:value-type="float">
            <text:p>0.00142674</text:p>
          </table:table-cell>
          <table:table-cell office:value-type="float" office:value="0.0107615" calcext:value-type="float">
            <text:p>0.0107615</text:p>
          </table:table-cell>
          <table:table-cell/>
          <table:table-cell office:value-type="float" office:value="0.000000139059" calcext:value-type="float">
            <text:p>1.39059E-007</text:p>
          </table:table-cell>
          <table:table-cell office:value-type="float" office:value="0.0000114441" calcext:value-type="float">
            <text:p>1.14441E-005</text:p>
          </table:table-cell>
          <table:table-cell/>
          <table:table-cell office:value-type="float" office:value="0.289641" calcext:value-type="float">
            <text:p>0.289641</text:p>
          </table:table-cell>
          <table:table-cell office:value-type="float" office:value="3.72182" calcext:value-type="float">
            <text:p>3.72182</text:p>
          </table:table-cell>
        </table:table-row>
        <table:table-row table:style-name="ro1">
          <table:table-cell office:value-type="float" office:value="0.00136587" calcext:value-type="float">
            <text:p>0.00136587</text:p>
          </table:table-cell>
          <table:table-cell office:value-type="float" office:value="0.0107904" calcext:value-type="float">
            <text:p>0.0107904</text:p>
          </table:table-cell>
          <table:table-cell/>
          <table:table-cell office:value-type="float" office:value="0.000000130237" calcext:value-type="float">
            <text:p>1.30237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299344" calcext:value-type="float">
            <text:p>0.299344</text:p>
          </table:table-cell>
          <table:table-cell office:value-type="float" office:value="4.38883" calcext:value-type="float">
            <text:p>4.38883</text:p>
          </table:table-cell>
        </table:table-row>
        <table:table-row table:style-name="ro1">
          <table:table-cell office:value-type="float" office:value="0.00132154" calcext:value-type="float">
            <text:p>0.00132154</text:p>
          </table:table-cell>
          <table:table-cell office:value-type="float" office:value="0.0101999" calcext:value-type="float">
            <text:p>0.0101999</text:p>
          </table:table-cell>
          <table:table-cell/>
          <table:table-cell office:value-type="float" office:value="0.000000126161" calcext:value-type="float">
            <text:p>1.26161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308083" calcext:value-type="float">
            <text:p>0.308083</text:p>
          </table:table-cell>
          <table:table-cell office:value-type="float" office:value="4.08026" calcext:value-type="float">
            <text:p>4.08026</text:p>
          </table:table-cell>
        </table:table-row>
        <table:table-row table:style-name="ro1">
          <table:table-cell office:value-type="float" office:value="0.00127914" calcext:value-type="float">
            <text:p>0.00127914</text:p>
          </table:table-cell>
          <table:table-cell office:value-type="float" office:value="0.0100089" calcext:value-type="float">
            <text:p>0.0100089</text:p>
          </table:table-cell>
          <table:table-cell/>
          <table:table-cell office:value-type="float" office:value="0.00000012264" calcext:value-type="float">
            <text:p>1.2264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30148" calcext:value-type="float">
            <text:p>0.30148</text:p>
          </table:table-cell>
          <table:table-cell office:value-type="float" office:value="3.90802" calcext:value-type="float">
            <text:p>3.90802</text:p>
          </table:table-cell>
        </table:table-row>
        <table:table-row table:style-name="ro1">
          <table:table-cell office:value-type="float" office:value="0.00124139" calcext:value-type="float">
            <text:p>0.00124139</text:p>
          </table:table-cell>
          <table:table-cell office:value-type="float" office:value="0.0102804" calcext:value-type="float">
            <text:p>0.0102804</text:p>
          </table:table-cell>
          <table:table-cell/>
          <table:table-cell office:value-type="float" office:value="0.000000117938" calcext:value-type="float">
            <text:p>1.17938E-007</text:p>
          </table:table-cell>
          <table:table-cell office:value-type="float" office:value="0.00000572205" calcext:value-type="float">
            <text:p>5.72205E-006</text:p>
          </table:table-cell>
          <table:table-cell/>
          <table:table-cell office:value-type="float" office:value="0.306196" calcext:value-type="float">
            <text:p>0.306196</text:p>
          </table:table-cell>
          <table:table-cell office:value-type="float" office:value="3.75275" calcext:value-type="float">
            <text:p>3.75275</text:p>
          </table:table-cell>
        </table:table-row>
        <table:table-row table:style-name="ro1">
          <table:table-cell office:value-type="float" office:value="0.00120726" calcext:value-type="float">
            <text:p>0.00120726</text:p>
          </table:table-cell>
          <table:table-cell office:value-type="float" office:value="0.00911641" calcext:value-type="float">
            <text:p>0.00911641</text:p>
          </table:table-cell>
          <table:table-cell/>
          <table:table-cell office:value-type="float" office:value="0.000000115284" calcext:value-type="float">
            <text:p>1.15284E-007</text:p>
          </table:table-cell>
          <table:table-cell office:value-type="float" office:value="0.00000572205" calcext:value-type="float">
            <text:p>5.72205E-006</text:p>
          </table:table-cell>
          <table:table-cell/>
          <table:table-cell office:value-type="float" office:value="0.31422" calcext:value-type="float">
            <text:p>0.31422</text:p>
          </table:table-cell>
          <table:table-cell office:value-type="float" office:value="4.21719" calcext:value-type="float">
            <text:p>4.21719</text:p>
          </table:table-cell>
        </table:table-row>
        <table:table-row table:style-name="ro1">
          <table:table-cell office:value-type="float" office:value="0.00119054" calcext:value-type="float">
            <text:p>0.00119054</text:p>
          </table:table-cell>
          <table:table-cell office:value-type="float" office:value="0.00951195" calcext:value-type="float">
            <text:p>0.00951195</text:p>
          </table:table-cell>
          <table:table-cell/>
          <table:table-cell office:value-type="float" office:value="0.00000012747" calcext:value-type="float">
            <text:p>1.2747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312739" calcext:value-type="float">
            <text:p>0.312739</text:p>
          </table:table-cell>
          <table:table-cell office:value-type="float" office:value="4.40726" calcext:value-type="float">
            <text:p>4.40726</text:p>
          </table:table-cell>
        </table:table-row>
        <table:table-row table:style-name="ro1">
          <table:table-cell office:value-type="float" office:value="0.00115899" calcext:value-type="float">
            <text:p>0.00115899</text:p>
          </table:table-cell>
          <table:table-cell office:value-type="float" office:value="0.00926405" calcext:value-type="float">
            <text:p>0.00926405</text:p>
          </table:table-cell>
          <table:table-cell/>
          <table:table-cell office:value-type="float" office:value="0.000000125481" calcext:value-type="float">
            <text:p>1.25481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30352" calcext:value-type="float">
            <text:p>0.30352</text:p>
          </table:table-cell>
          <table:table-cell office:value-type="float" office:value="3.20664" calcext:value-type="float">
            <text:p>3.20664</text:p>
          </table:table-cell>
        </table:table-row>
        <table:table-row table:style-name="ro1">
          <table:table-cell office:value-type="float" office:value="0.00110123" calcext:value-type="float">
            <text:p>0.00110123</text:p>
          </table:table-cell>
          <table:table-cell office:value-type="float" office:value="0.00800031" calcext:value-type="float">
            <text:p>0.00800031</text:p>
          </table:table-cell>
          <table:table-cell/>
          <table:table-cell office:value-type="float" office:value="0.000000127605" calcext:value-type="float">
            <text:p>1.27605E-007</text:p>
          </table:table-cell>
          <table:table-cell office:value-type="float" office:value="0.00000762939" calcext:value-type="float">
            <text:p>7.62939E-006</text:p>
          </table:table-cell>
          <table:table-cell/>
          <table:table-cell office:value-type="float" office:value="0.302425" calcext:value-type="float">
            <text:p>0.302425</text:p>
          </table:table-cell>
          <table:table-cell office:value-type="float" office:value="3.34256" calcext:value-type="float">
            <text:p>3.34256</text:p>
          </table:table-cell>
        </table:table-row>
        <table:table-row table:style-name="ro1">
          <table:table-cell office:value-type="float" office:value="0.00104633" calcext:value-type="float">
            <text:p>0.00104633</text:p>
          </table:table-cell>
          <table:table-cell office:value-type="float" office:value="0.00836909" calcext:value-type="float">
            <text:p>0.00836909</text:p>
          </table:table-cell>
          <table:table-cell/>
          <table:table-cell office:value-type="float" office:value="0.000000130231" calcext:value-type="float">
            <text:p>1.30231E-007</text:p>
          </table:table-cell>
          <table:table-cell office:value-type="float" office:value="0.0000114441" calcext:value-type="float">
            <text:p>1.14441E-005</text:p>
          </table:table-cell>
          <table:table-cell/>
          <table:table-cell office:value-type="float" office:value="0.30635" calcext:value-type="float">
            <text:p>0.30635</text:p>
          </table:table-cell>
          <table:table-cell office:value-type="float" office:value="3.69207" calcext:value-type="float">
            <text:p>3.69207</text:p>
          </table:table-cell>
        </table:table-row>
        <table:table-row table:style-name="ro1">
          <table:table-cell office:value-type="float" office:value="0.000982802" calcext:value-type="float">
            <text:p>0.000982802</text:p>
          </table:table-cell>
          <table:table-cell office:value-type="float" office:value="0.00754452" calcext:value-type="float">
            <text:p>0.00754452</text:p>
          </table:table-cell>
          <table:table-cell/>
          <table:table-cell office:value-type="float" office:value="0.000000127539" calcext:value-type="float">
            <text:p>1.27539E-007</text:p>
          </table:table-cell>
          <table:table-cell office:value-type="float" office:value="0.0000114441" calcext:value-type="float">
            <text:p>1.14441E-005</text:p>
          </table:table-cell>
          <table:table-cell/>
          <table:table-cell office:value-type="float" office:value="0.306285" calcext:value-type="float">
            <text:p>0.306285</text:p>
          </table:table-cell>
          <table:table-cell office:value-type="float" office:value="3.76106" calcext:value-type="float">
            <text:p>3.76106</text:p>
          </table:table-cell>
        </table:table-row>
        <table:table-row table:style-name="ro1">
          <table:table-cell office:value-type="float" office:value="0.000939542" calcext:value-type="float">
            <text:p>0.000939542</text:p>
          </table:table-cell>
          <table:table-cell office:value-type="float" office:value="0.00739336" calcext:value-type="float">
            <text:p>0.00739336</text:p>
          </table:table-cell>
          <table:table-cell/>
          <table:table-cell office:value-type="float" office:value="0.000000125249" calcext:value-type="float">
            <text:p>1.25249E-007</text:p>
          </table:table-cell>
          <table:table-cell office:value-type="float" office:value="0.00000572205" calcext:value-type="float">
            <text:p>5.72205E-006</text:p>
          </table:table-cell>
          <table:table-cell/>
          <table:table-cell office:value-type="float" office:value="0.29809" calcext:value-type="float">
            <text:p>0.29809</text:p>
          </table:table-cell>
          <table:table-cell office:value-type="float" office:value="3.81104" calcext:value-type="float">
            <text:p>3.81104</text:p>
          </table:table-cell>
        </table:table-row>
        <table:table-row table:style-name="ro1">
          <table:table-cell office:value-type="float" office:value="0.000851074" calcext:value-type="float">
            <text:p>0.000851074</text:p>
          </table:table-cell>
          <table:table-cell office:value-type="float" office:value="0.00710426" calcext:value-type="float">
            <text:p>0.00710426</text:p>
          </table:table-cell>
          <table:table-cell/>
          <table:table-cell office:value-type="float" office:value="0.000000125037" calcext:value-type="float">
            <text:p>0.000000125</text:p>
          </table:table-cell>
          <table:table-cell office:value-type="float" office:value="0.00000572205" calcext:value-type="float">
            <text:p>5.72205E-006</text:p>
          </table:table-cell>
          <table:table-cell/>
          <table:table-cell office:value-type="float" office:value="0.299906" calcext:value-type="float">
            <text:p>0.299906</text:p>
          </table:table-cell>
          <table:table-cell office:value-type="float" office:value="4.22956" calcext:value-type="float">
            <text:p>4.22956</text:p>
          </table:table-cell>
        </table:table-row>
        <table:table-row table:style-name="ro1">
          <table:table-cell office:value-type="float" office:value="0.000785924" calcext:value-type="float">
            <text:p>0.000785924</text:p>
          </table:table-cell>
          <table:table-cell office:value-type="float" office:value="0.00617564" calcext:value-type="float">
            <text:p>0.00617564</text:p>
          </table:table-cell>
          <table:table-cell/>
          <table:table-cell office:value-type="float" office:value="0.00000012775" calcext:value-type="float">
            <text:p>1.2775E-007</text:p>
          </table:table-cell>
          <table:table-cell office:value-type="float" office:value="0.0000114441" calcext:value-type="float">
            <text:p>1.14441E-005</text:p>
          </table:table-cell>
          <table:table-cell/>
          <table:table-cell office:value-type="float" office:value="0.297302" calcext:value-type="float">
            <text:p>0.297302</text:p>
          </table:table-cell>
          <table:table-cell office:value-type="float" office:value="3.6881" calcext:value-type="float">
            <text:p>3.688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4 to 1 (a quarter prioritized coeffs)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irst half coeffs in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4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0831152" calcext:value-type="float">
            <text:p>0.00831152</text:p>
          </table:table-cell>
          <table:table-cell office:value-type="float" office:value="0.078848" calcext:value-type="float">
            <text:p>0.078848</text:p>
          </table:table-cell>
          <table:table-cell/>
          <table:table-cell office:value-type="float" office:value="0.20517" calcext:value-type="float">
            <text:p>0.20517</text:p>
          </table:table-cell>
          <table:table-cell office:value-type="float" office:value="34.5774" calcext:value-type="float">
            <text:p>34.5774</text:p>
          </table:table-cell>
          <table:table-cell/>
          <table:table-cell office:value-type="float" office:value="0.358525" calcext:value-type="float">
            <text:p>0.358525</text:p>
          </table:table-cell>
          <table:table-cell office:value-type="float" office:value="35.6412" calcext:value-type="float">
            <text:p>35.6412</text:p>
          </table:table-cell>
        </table:table-row>
        <table:table-row table:style-name="ro1">
          <table:table-cell office:value-type="float" office:value="0.00747728" calcext:value-type="float">
            <text:p>0.00747728</text:p>
          </table:table-cell>
          <table:table-cell office:value-type="float" office:value="0.0674925" calcext:value-type="float">
            <text:p>0.0674925</text:p>
          </table:table-cell>
          <table:table-cell/>
          <table:table-cell office:value-type="float" office:value="0.176267" calcext:value-type="float">
            <text:p>0.176267</text:p>
          </table:table-cell>
          <table:table-cell office:value-type="float" office:value="34.7128" calcext:value-type="float">
            <text:p>34.7128</text:p>
          </table:table-cell>
          <table:table-cell/>
          <table:table-cell office:value-type="float" office:value="0.33763" calcext:value-type="float">
            <text:p>0.33763</text:p>
          </table:table-cell>
          <table:table-cell office:value-type="float" office:value="34.6294" calcext:value-type="float">
            <text:p>34.6294</text:p>
          </table:table-cell>
        </table:table-row>
        <table:table-row table:style-name="ro1">
          <table:table-cell office:value-type="float" office:value="0.00695092" calcext:value-type="float">
            <text:p>0.00695092</text:p>
          </table:table-cell>
          <table:table-cell office:value-type="float" office:value="0.0638785" calcext:value-type="float">
            <text:p>0.0638785</text:p>
          </table:table-cell>
          <table:table-cell/>
          <table:table-cell office:value-type="float" office:value="0.150148" calcext:value-type="float">
            <text:p>0.150148</text:p>
          </table:table-cell>
          <table:table-cell office:value-type="float" office:value="73.2547" calcext:value-type="float">
            <text:p>73.2547</text:p>
          </table:table-cell>
          <table:table-cell/>
          <table:table-cell office:value-type="float" office:value="0.326139" calcext:value-type="float">
            <text:p>0.326139</text:p>
          </table:table-cell>
          <table:table-cell office:value-type="float" office:value="73.18" calcext:value-type="float">
            <text:p>73.18</text:p>
          </table:table-cell>
        </table:table-row>
        <table:table-row table:style-name="ro1">
          <table:table-cell office:value-type="float" office:value="0.00661832" calcext:value-type="float">
            <text:p>0.00661832</text:p>
          </table:table-cell>
          <table:table-cell office:value-type="float" office:value="0.0617973" calcext:value-type="float">
            <text:p>0.0617973</text:p>
          </table:table-cell>
          <table:table-cell/>
          <table:table-cell office:value-type="float" office:value="0.122491" calcext:value-type="float">
            <text:p>0.122491</text:p>
          </table:table-cell>
          <table:table-cell office:value-type="float" office:value="19.0177" calcext:value-type="float">
            <text:p>19.0177</text:p>
          </table:table-cell>
          <table:table-cell/>
          <table:table-cell office:value-type="float" office:value="0.323374" calcext:value-type="float">
            <text:p>0.323374</text:p>
          </table:table-cell>
          <table:table-cell office:value-type="float" office:value="18.9906" calcext:value-type="float">
            <text:p>18.9906</text:p>
          </table:table-cell>
        </table:table-row>
        <table:table-row table:style-name="ro1">
          <table:table-cell office:value-type="float" office:value="0.00631647" calcext:value-type="float">
            <text:p>0.00631647</text:p>
          </table:table-cell>
          <table:table-cell office:value-type="float" office:value="0.0609286" calcext:value-type="float">
            <text:p>0.0609286</text:p>
          </table:table-cell>
          <table:table-cell/>
          <table:table-cell office:value-type="float" office:value="0.11432" calcext:value-type="float">
            <text:p>0.11432</text:p>
          </table:table-cell>
          <table:table-cell office:value-type="float" office:value="20.375" calcext:value-type="float">
            <text:p>20.375</text:p>
          </table:table-cell>
          <table:table-cell/>
          <table:table-cell office:value-type="float" office:value="0.328578" calcext:value-type="float">
            <text:p>0.328578</text:p>
          </table:table-cell>
          <table:table-cell office:value-type="float" office:value="20.9203" calcext:value-type="float">
            <text:p>20.9203</text:p>
          </table:table-cell>
        </table:table-row>
        <table:table-row table:style-name="ro1">
          <table:table-cell office:value-type="float" office:value="0.0060638" calcext:value-type="float">
            <text:p>0.0060638</text:p>
          </table:table-cell>
          <table:table-cell office:value-type="float" office:value="0.0555918" calcext:value-type="float">
            <text:p>0.0555918</text:p>
          </table:table-cell>
          <table:table-cell/>
          <table:table-cell office:value-type="float" office:value="0.103545" calcext:value-type="float">
            <text:p>0.103545</text:p>
          </table:table-cell>
          <table:table-cell office:value-type="float" office:value="12.4307" calcext:value-type="float">
            <text:p>12.4307</text:p>
          </table:table-cell>
          <table:table-cell/>
          <table:table-cell office:value-type="float" office:value="0.318724" calcext:value-type="float">
            <text:p>0.318724</text:p>
          </table:table-cell>
          <table:table-cell office:value-type="float" office:value="12.0786" calcext:value-type="float">
            <text:p>12.0786</text:p>
          </table:table-cell>
        </table:table-row>
        <table:table-row table:style-name="ro1">
          <table:table-cell office:value-type="float" office:value="0.00584718" calcext:value-type="float">
            <text:p>0.00584718</text:p>
          </table:table-cell>
          <table:table-cell office:value-type="float" office:value="0.055241" calcext:value-type="float">
            <text:p>0.055241</text:p>
          </table:table-cell>
          <table:table-cell/>
          <table:table-cell office:value-type="float" office:value="0.0951875" calcext:value-type="float">
            <text:p>0.0951875</text:p>
          </table:table-cell>
          <table:table-cell office:value-type="float" office:value="11.7917" calcext:value-type="float">
            <text:p>11.7917</text:p>
          </table:table-cell>
          <table:table-cell/>
          <table:table-cell office:value-type="float" office:value="0.320572" calcext:value-type="float">
            <text:p>0.320572</text:p>
          </table:table-cell>
          <table:table-cell office:value-type="float" office:value="12.0803" calcext:value-type="float">
            <text:p>12.0803</text:p>
          </table:table-cell>
        </table:table-row>
        <table:table-row table:style-name="ro1">
          <table:table-cell office:value-type="float" office:value="0.00571934" calcext:value-type="float">
            <text:p>0.00571934</text:p>
          </table:table-cell>
          <table:table-cell office:value-type="float" office:value="0.0522016" calcext:value-type="float">
            <text:p>0.0522016</text:p>
          </table:table-cell>
          <table:table-cell/>
          <table:table-cell office:value-type="float" office:value="0.096976" calcext:value-type="float">
            <text:p>0.096976</text:p>
          </table:table-cell>
          <table:table-cell office:value-type="float" office:value="10.6997" calcext:value-type="float">
            <text:p>10.6997</text:p>
          </table:table-cell>
          <table:table-cell/>
          <table:table-cell office:value-type="float" office:value="0.328776" calcext:value-type="float">
            <text:p>0.328776</text:p>
          </table:table-cell>
          <table:table-cell office:value-type="float" office:value="11.2848" calcext:value-type="float">
            <text:p>11.2848</text:p>
          </table:table-cell>
        </table:table-row>
        <table:table-row table:style-name="ro1">
          <table:table-cell office:value-type="float" office:value="0.00564417" calcext:value-type="float">
            <text:p>0.00564417</text:p>
          </table:table-cell>
          <table:table-cell office:value-type="float" office:value="0.0512739" calcext:value-type="float">
            <text:p>0.0512739</text:p>
          </table:table-cell>
          <table:table-cell/>
          <table:table-cell office:value-type="float" office:value="0.0925027" calcext:value-type="float">
            <text:p>0.0925027</text:p>
          </table:table-cell>
          <table:table-cell office:value-type="float" office:value="9.36639" calcext:value-type="float">
            <text:p>9.36639</text:p>
          </table:table-cell>
          <table:table-cell/>
          <table:table-cell office:value-type="float" office:value="0.326073" calcext:value-type="float">
            <text:p>0.326073</text:p>
          </table:table-cell>
          <table:table-cell office:value-type="float" office:value="11.3413" calcext:value-type="float">
            <text:p>11.3413</text:p>
          </table:table-cell>
        </table:table-row>
        <table:table-row table:style-name="ro1">
          <table:table-cell office:value-type="float" office:value="0.00551376" calcext:value-type="float">
            <text:p>0.00551376</text:p>
          </table:table-cell>
          <table:table-cell office:value-type="float" office:value="0.0493901" calcext:value-type="float">
            <text:p>0.0493901</text:p>
          </table:table-cell>
          <table:table-cell/>
          <table:table-cell office:value-type="float" office:value="0.0976665" calcext:value-type="float">
            <text:p>0.0976665</text:p>
          </table:table-cell>
          <table:table-cell office:value-type="float" office:value="16.1035" calcext:value-type="float">
            <text:p>16.1035</text:p>
          </table:table-cell>
          <table:table-cell/>
          <table:table-cell office:value-type="float" office:value="0.31877" calcext:value-type="float">
            <text:p>0.31877</text:p>
          </table:table-cell>
          <table:table-cell office:value-type="float" office:value="16.4841" calcext:value-type="float">
            <text:p>16.4841</text:p>
          </table:table-cell>
        </table:table-row>
        <table:table-row table:style-name="ro1">
          <table:table-cell office:value-type="float" office:value="0.00532961" calcext:value-type="float">
            <text:p>0.00532961</text:p>
          </table:table-cell>
          <table:table-cell office:value-type="float" office:value="0.0491415" calcext:value-type="float">
            <text:p>0.0491415</text:p>
          </table:table-cell>
          <table:table-cell/>
          <table:table-cell office:value-type="float" office:value="0.0938515" calcext:value-type="float">
            <text:p>0.0938515</text:p>
          </table:table-cell>
          <table:table-cell office:value-type="float" office:value="10.583" calcext:value-type="float">
            <text:p>10.583</text:p>
          </table:table-cell>
          <table:table-cell/>
          <table:table-cell office:value-type="float" office:value="0.316597" calcext:value-type="float">
            <text:p>0.316597</text:p>
          </table:table-cell>
          <table:table-cell office:value-type="float" office:value="10.8063" calcext:value-type="float">
            <text:p>10.8063</text:p>
          </table:table-cell>
        </table:table-row>
        <table:table-row table:style-name="ro1">
          <table:table-cell office:value-type="float" office:value="0.00509717" calcext:value-type="float">
            <text:p>0.00509717</text:p>
          </table:table-cell>
          <table:table-cell office:value-type="float" office:value="0.0486303" calcext:value-type="float">
            <text:p>0.0486303</text:p>
          </table:table-cell>
          <table:table-cell/>
          <table:table-cell office:value-type="float" office:value="0.0919029" calcext:value-type="float">
            <text:p>0.0919029</text:p>
          </table:table-cell>
          <table:table-cell office:value-type="float" office:value="13.4175" calcext:value-type="float">
            <text:p>13.4175</text:p>
          </table:table-cell>
          <table:table-cell/>
          <table:table-cell office:value-type="float" office:value="0.319765" calcext:value-type="float">
            <text:p>0.319765</text:p>
          </table:table-cell>
          <table:table-cell office:value-type="float" office:value="14.0021" calcext:value-type="float">
            <text:p>14.0021</text:p>
          </table:table-cell>
        </table:table-row>
        <table:table-row table:style-name="ro1">
          <table:table-cell office:value-type="float" office:value="0.00484736" calcext:value-type="float">
            <text:p>0.00484736</text:p>
          </table:table-cell>
          <table:table-cell office:value-type="float" office:value="0.0425112" calcext:value-type="float">
            <text:p>0.0425112</text:p>
          </table:table-cell>
          <table:table-cell/>
          <table:table-cell office:value-type="float" office:value="0.0971107" calcext:value-type="float">
            <text:p>0.0971107</text:p>
          </table:table-cell>
          <table:table-cell office:value-type="float" office:value="13.1661" calcext:value-type="float">
            <text:p>13.1661</text:p>
          </table:table-cell>
          <table:table-cell/>
          <table:table-cell office:value-type="float" office:value="0.321263" calcext:value-type="float">
            <text:p>0.321263</text:p>
          </table:table-cell>
          <table:table-cell office:value-type="float" office:value="13.2646" calcext:value-type="float">
            <text:p>13.2646</text:p>
          </table:table-cell>
        </table:table-row>
        <table:table-row table:style-name="ro1">
          <table:table-cell office:value-type="float" office:value="0.00460907" calcext:value-type="float">
            <text:p>0.00460907</text:p>
          </table:table-cell>
          <table:table-cell office:value-type="float" office:value="0.0432993" calcext:value-type="float">
            <text:p>0.0432993</text:p>
          </table:table-cell>
          <table:table-cell/>
          <table:table-cell office:value-type="float" office:value="0.104049" calcext:value-type="float">
            <text:p>0.104049</text:p>
          </table:table-cell>
          <table:table-cell office:value-type="float" office:value="13.5004" calcext:value-type="float">
            <text:p>13.5004</text:p>
          </table:table-cell>
          <table:table-cell/>
          <table:table-cell office:value-type="float" office:value="0.315667" calcext:value-type="float">
            <text:p>0.315667</text:p>
          </table:table-cell>
          <table:table-cell office:value-type="float" office:value="13.8501" calcext:value-type="float">
            <text:p>13.8501</text:p>
          </table:table-cell>
        </table:table-row>
        <table:table-row table:style-name="ro1">
          <table:table-cell office:value-type="float" office:value="0.00429613" calcext:value-type="float">
            <text:p>0.00429613</text:p>
          </table:table-cell>
          <table:table-cell office:value-type="float" office:value="0.0421236" calcext:value-type="float">
            <text:p>0.0421236</text:p>
          </table:table-cell>
          <table:table-cell/>
          <table:table-cell office:value-type="float" office:value="0.110955" calcext:value-type="float">
            <text:p>0.110955</text:p>
          </table:table-cell>
          <table:table-cell office:value-type="float" office:value="22.4118" calcext:value-type="float">
            <text:p>22.4118</text:p>
          </table:table-cell>
          <table:table-cell/>
          <table:table-cell office:value-type="float" office:value="0.319699" calcext:value-type="float">
            <text:p>0.319699</text:p>
          </table:table-cell>
          <table:table-cell office:value-type="float" office:value="22.7765" calcext:value-type="float">
            <text:p>22.7765</text:p>
          </table:table-cell>
        </table:table-row>
        <table:table-row table:style-name="ro1">
          <table:table-cell office:value-type="float" office:value="0.0039833" calcext:value-type="float">
            <text:p>0.0039833</text:p>
          </table:table-cell>
          <table:table-cell office:value-type="float" office:value="0.035682" calcext:value-type="float">
            <text:p>0.035682</text:p>
          </table:table-cell>
          <table:table-cell/>
          <table:table-cell office:value-type="float" office:value="0.143374" calcext:value-type="float">
            <text:p>0.143374</text:p>
          </table:table-cell>
          <table:table-cell office:value-type="float" office:value="55.8369" calcext:value-type="float">
            <text:p>55.8369</text:p>
          </table:table-cell>
          <table:table-cell/>
          <table:table-cell office:value-type="float" office:value="0.330026" calcext:value-type="float">
            <text:p>0.330026</text:p>
          </table:table-cell>
          <table:table-cell office:value-type="float" office:value="56.1154" calcext:value-type="float">
            <text:p>56.115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8 to 1 (1/8 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First quarter coeffs in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8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27519" calcext:value-type="float">
            <text:p>0.027519</text:p>
          </table:table-cell>
          <table:table-cell office:value-type="float" office:value="0.333537" calcext:value-type="float">
            <text:p>0.333537</text:p>
          </table:table-cell>
          <table:table-cell/>
          <table:table-cell office:value-type="float" office:value="0.270712" calcext:value-type="float">
            <text:p>0.270712</text:p>
          </table:table-cell>
          <table:table-cell office:value-type="float" office:value="33.9205" calcext:value-type="float">
            <text:p>33.9205</text:p>
          </table:table-cell>
          <table:table-cell/>
          <table:table-cell office:value-type="float" office:value="0.399644" calcext:value-type="float">
            <text:p>0.399644</text:p>
          </table:table-cell>
          <table:table-cell office:value-type="float" office:value="34.5807" calcext:value-type="float">
            <text:p>34.5807</text:p>
          </table:table-cell>
        </table:table-row>
        <table:table-row table:style-name="ro1">
          <table:table-cell office:value-type="float" office:value="0.0245778" calcext:value-type="float">
            <text:p>0.0245778</text:p>
          </table:table-cell>
          <table:table-cell office:value-type="float" office:value="0.298151" calcext:value-type="float">
            <text:p>0.298151</text:p>
          </table:table-cell>
          <table:table-cell/>
          <table:table-cell office:value-type="float" office:value="0.230979" calcext:value-type="float">
            <text:p>0.230979</text:p>
          </table:table-cell>
          <table:table-cell office:value-type="float" office:value="34.9219" calcext:value-type="float">
            <text:p>34.9219</text:p>
          </table:table-cell>
          <table:table-cell/>
          <table:table-cell office:value-type="float" office:value="0.369137" calcext:value-type="float">
            <text:p>0.369137</text:p>
          </table:table-cell>
          <table:table-cell office:value-type="float" office:value="34.84" calcext:value-type="float">
            <text:p>34.84</text:p>
          </table:table-cell>
        </table:table-row>
        <table:table-row table:style-name="ro1">
          <table:table-cell office:value-type="float" office:value="0.0229047" calcext:value-type="float">
            <text:p>0.0229047</text:p>
          </table:table-cell>
          <table:table-cell office:value-type="float" office:value="0.234572" calcext:value-type="float">
            <text:p>0.234572</text:p>
          </table:table-cell>
          <table:table-cell/>
          <table:table-cell office:value-type="float" office:value="0.201318" calcext:value-type="float">
            <text:p>0.201318</text:p>
          </table:table-cell>
          <table:table-cell office:value-type="float" office:value="79.232" calcext:value-type="float">
            <text:p>79.232</text:p>
          </table:table-cell>
          <table:table-cell/>
          <table:table-cell office:value-type="float" office:value="0.352598" calcext:value-type="float">
            <text:p>0.352598</text:p>
          </table:table-cell>
          <table:table-cell office:value-type="float" office:value="78.554" calcext:value-type="float">
            <text:p>78.554</text:p>
          </table:table-cell>
        </table:table-row>
        <table:table-row table:style-name="ro1">
          <table:table-cell office:value-type="float" office:value="0.0216765" calcext:value-type="float">
            <text:p>0.0216765</text:p>
          </table:table-cell>
          <table:table-cell office:value-type="float" office:value="0.233936" calcext:value-type="float">
            <text:p>0.233936</text:p>
          </table:table-cell>
          <table:table-cell/>
          <table:table-cell office:value-type="float" office:value="0.167949" calcext:value-type="float">
            <text:p>0.167949</text:p>
          </table:table-cell>
          <table:table-cell office:value-type="float" office:value="23.6425" calcext:value-type="float">
            <text:p>23.6425</text:p>
          </table:table-cell>
          <table:table-cell/>
          <table:table-cell office:value-type="float" office:value="0.343142" calcext:value-type="float">
            <text:p>0.343142</text:p>
          </table:table-cell>
          <table:table-cell office:value-type="float" office:value="23.613" calcext:value-type="float">
            <text:p>23.613</text:p>
          </table:table-cell>
        </table:table-row>
        <table:table-row table:style-name="ro1">
          <table:table-cell office:value-type="float" office:value="0.0205437" calcext:value-type="float">
            <text:p>0.0205437</text:p>
          </table:table-cell>
          <table:table-cell office:value-type="float" office:value="0.21599" calcext:value-type="float">
            <text:p>0.21599</text:p>
          </table:table-cell>
          <table:table-cell/>
          <table:table-cell office:value-type="float" office:value="0.153827" calcext:value-type="float">
            <text:p>0.153827</text:p>
          </table:table-cell>
          <table:table-cell office:value-type="float" office:value="23.3727" calcext:value-type="float">
            <text:p>23.3727</text:p>
          </table:table-cell>
          <table:table-cell/>
          <table:table-cell office:value-type="float" office:value="0.344255" calcext:value-type="float">
            <text:p>0.344255</text:p>
          </table:table-cell>
          <table:table-cell office:value-type="float" office:value="23.8601" calcext:value-type="float">
            <text:p>23.8601</text:p>
          </table:table-cell>
        </table:table-row>
        <table:table-row table:style-name="ro1">
          <table:table-cell office:value-type="float" office:value="0.0196398" calcext:value-type="float">
            <text:p>0.0196398</text:p>
          </table:table-cell>
          <table:table-cell office:value-type="float" office:value="0.204463" calcext:value-type="float">
            <text:p>0.204463</text:p>
          </table:table-cell>
          <table:table-cell/>
          <table:table-cell office:value-type="float" office:value="0.136618" calcext:value-type="float">
            <text:p>0.136618</text:p>
          </table:table-cell>
          <table:table-cell office:value-type="float" office:value="20.0994" calcext:value-type="float">
            <text:p>20.0994</text:p>
          </table:table-cell>
          <table:table-cell/>
          <table:table-cell office:value-type="float" office:value="0.330832" calcext:value-type="float">
            <text:p>0.330832</text:p>
          </table:table-cell>
          <table:table-cell office:value-type="float" office:value="20.1138" calcext:value-type="float">
            <text:p>20.1138</text:p>
          </table:table-cell>
        </table:table-row>
        <table:table-row table:style-name="ro1">
          <table:table-cell office:value-type="float" office:value="0.0188661" calcext:value-type="float">
            <text:p>0.0188661</text:p>
          </table:table-cell>
          <table:table-cell office:value-type="float" office:value="0.222479" calcext:value-type="float">
            <text:p>0.222479</text:p>
          </table:table-cell>
          <table:table-cell/>
          <table:table-cell office:value-type="float" office:value="0.123916" calcext:value-type="float">
            <text:p>0.123916</text:p>
          </table:table-cell>
          <table:table-cell office:value-type="float" office:value="14.2494" calcext:value-type="float">
            <text:p>14.2494</text:p>
          </table:table-cell>
          <table:table-cell/>
          <table:table-cell office:value-type="float" office:value="0.330156" calcext:value-type="float">
            <text:p>0.330156</text:p>
          </table:table-cell>
          <table:table-cell office:value-type="float" office:value="14.4646" calcext:value-type="float">
            <text:p>14.4646</text:p>
          </table:table-cell>
        </table:table-row>
        <table:table-row table:style-name="ro1">
          <table:table-cell office:value-type="float" office:value="0.0185833" calcext:value-type="float">
            <text:p>0.0185833</text:p>
          </table:table-cell>
          <table:table-cell office:value-type="float" office:value="0.208425" calcext:value-type="float">
            <text:p>0.208425</text:p>
          </table:table-cell>
          <table:table-cell/>
          <table:table-cell office:value-type="float" office:value="0.123326" calcext:value-type="float">
            <text:p>0.123326</text:p>
          </table:table-cell>
          <table:table-cell office:value-type="float" office:value="11.8695" calcext:value-type="float">
            <text:p>11.8695</text:p>
          </table:table-cell>
          <table:table-cell/>
          <table:table-cell office:value-type="float" office:value="0.33739" calcext:value-type="float">
            <text:p>0.33739</text:p>
          </table:table-cell>
          <table:table-cell office:value-type="float" office:value="12.4508" calcext:value-type="float">
            <text:p>12.4508</text:p>
          </table:table-cell>
        </table:table-row>
        <table:table-row table:style-name="ro1">
          <table:table-cell office:value-type="float" office:value="0.0184195" calcext:value-type="float">
            <text:p>0.0184195</text:p>
          </table:table-cell>
          <table:table-cell office:value-type="float" office:value="0.202729" calcext:value-type="float">
            <text:p>0.202729</text:p>
          </table:table-cell>
          <table:table-cell/>
          <table:table-cell office:value-type="float" office:value="0.121114" calcext:value-type="float">
            <text:p>0.121114</text:p>
          </table:table-cell>
          <table:table-cell office:value-type="float" office:value="20.2867" calcext:value-type="float">
            <text:p>20.2867</text:p>
          </table:table-cell>
          <table:table-cell/>
          <table:table-cell office:value-type="float" office:value="0.335243" calcext:value-type="float">
            <text:p>0.335243</text:p>
          </table:table-cell>
          <table:table-cell office:value-type="float" office:value="20.1859" calcext:value-type="float">
            <text:p>20.1859</text:p>
          </table:table-cell>
        </table:table-row>
        <table:table-row table:style-name="ro1">
          <table:table-cell office:value-type="float" office:value="0.0181176" calcext:value-type="float">
            <text:p>0.0181176</text:p>
          </table:table-cell>
          <table:table-cell office:value-type="float" office:value="0.187065" calcext:value-type="float">
            <text:p>0.187065</text:p>
          </table:table-cell>
          <table:table-cell/>
          <table:table-cell office:value-type="float" office:value="0.131247" calcext:value-type="float">
            <text:p>0.131247</text:p>
          </table:table-cell>
          <table:table-cell office:value-type="float" office:value="23.631" calcext:value-type="float">
            <text:p>23.631</text:p>
          </table:table-cell>
          <table:table-cell/>
          <table:table-cell office:value-type="float" office:value="0.330574" calcext:value-type="float">
            <text:p>0.330574</text:p>
          </table:table-cell>
          <table:table-cell office:value-type="float" office:value="23.8021" calcext:value-type="float">
            <text:p>23.8021</text:p>
          </table:table-cell>
        </table:table-row>
        <table:table-row table:style-name="ro1">
          <table:table-cell office:value-type="float" office:value="0.0176462" calcext:value-type="float">
            <text:p>0.0176462</text:p>
          </table:table-cell>
          <table:table-cell office:value-type="float" office:value="0.207941" calcext:value-type="float">
            <text:p>0.207941</text:p>
          </table:table-cell>
          <table:table-cell/>
          <table:table-cell office:value-type="float" office:value="0.125373" calcext:value-type="float">
            <text:p>0.125373</text:p>
          </table:table-cell>
          <table:table-cell office:value-type="float" office:value="18.9386" calcext:value-type="float">
            <text:p>18.9386</text:p>
          </table:table-cell>
          <table:table-cell/>
          <table:table-cell office:value-type="float" office:value="0.327253" calcext:value-type="float">
            <text:p>0.327253</text:p>
          </table:table-cell>
          <table:table-cell office:value-type="float" office:value="19.2575" calcext:value-type="float">
            <text:p>19.2575</text:p>
          </table:table-cell>
        </table:table-row>
        <table:table-row table:style-name="ro1">
          <table:table-cell office:value-type="float" office:value="0.0169765" calcext:value-type="float">
            <text:p>0.0169765</text:p>
          </table:table-cell>
          <table:table-cell office:value-type="float" office:value="0.178765" calcext:value-type="float">
            <text:p>0.178765</text:p>
          </table:table-cell>
          <table:table-cell/>
          <table:table-cell office:value-type="float" office:value="0.124142" calcext:value-type="float">
            <text:p>0.124142</text:p>
          </table:table-cell>
          <table:table-cell office:value-type="float" office:value="18.2634" calcext:value-type="float">
            <text:p>18.2634</text:p>
          </table:table-cell>
          <table:table-cell/>
          <table:table-cell office:value-type="float" office:value="0.330438" calcext:value-type="float">
            <text:p>0.330438</text:p>
          </table:table-cell>
          <table:table-cell office:value-type="float" office:value="18.6531" calcext:value-type="float">
            <text:p>18.6531</text:p>
          </table:table-cell>
        </table:table-row>
        <table:table-row table:style-name="ro1">
          <table:table-cell office:value-type="float" office:value="0.0163164" calcext:value-type="float">
            <text:p>0.0163164</text:p>
          </table:table-cell>
          <table:table-cell office:value-type="float" office:value="0.170056" calcext:value-type="float">
            <text:p>0.170056</text:p>
          </table:table-cell>
          <table:table-cell/>
          <table:table-cell office:value-type="float" office:value="0.132071" calcext:value-type="float">
            <text:p>0.132071</text:p>
          </table:table-cell>
          <table:table-cell office:value-type="float" office:value="26.1193" calcext:value-type="float">
            <text:p>26.1193</text:p>
          </table:table-cell>
          <table:table-cell/>
          <table:table-cell office:value-type="float" office:value="0.333433" calcext:value-type="float">
            <text:p>0.333433</text:p>
          </table:table-cell>
          <table:table-cell office:value-type="float" office:value="26.4822" calcext:value-type="float">
            <text:p>26.4822</text:p>
          </table:table-cell>
        </table:table-row>
        <table:table-row table:style-name="ro1">
          <table:table-cell office:value-type="float" office:value="0.0155858" calcext:value-type="float">
            <text:p>0.0155858</text:p>
          </table:table-cell>
          <table:table-cell office:value-type="float" office:value="0.158615" calcext:value-type="float">
            <text:p>0.158615</text:p>
          </table:table-cell>
          <table:table-cell/>
          <table:table-cell office:value-type="float" office:value="0.137337" calcext:value-type="float">
            <text:p>0.137337</text:p>
          </table:table-cell>
          <table:table-cell office:value-type="float" office:value="22.154" calcext:value-type="float">
            <text:p>22.154</text:p>
          </table:table-cell>
          <table:table-cell/>
          <table:table-cell office:value-type="float" office:value="0.328081" calcext:value-type="float">
            <text:p>0.328081</text:p>
          </table:table-cell>
          <table:table-cell office:value-type="float" office:value="22.7397" calcext:value-type="float">
            <text:p>22.7397</text:p>
          </table:table-cell>
        </table:table-row>
        <table:table-row table:style-name="ro1">
          <table:table-cell office:value-type="float" office:value="0.0148726" calcext:value-type="float">
            <text:p>0.0148726</text:p>
          </table:table-cell>
          <table:table-cell office:value-type="float" office:value="0.148263" calcext:value-type="float">
            <text:p>0.148263</text:p>
          </table:table-cell>
          <table:table-cell/>
          <table:table-cell office:value-type="float" office:value="0.143363" calcext:value-type="float">
            <text:p>0.143363</text:p>
          </table:table-cell>
          <table:table-cell office:value-type="float" office:value="23.7341" calcext:value-type="float">
            <text:p>23.7341</text:p>
          </table:table-cell>
          <table:table-cell/>
          <table:table-cell office:value-type="float" office:value="0.332298" calcext:value-type="float">
            <text:p>0.332298</text:p>
          </table:table-cell>
          <table:table-cell office:value-type="float" office:value="24.0953" calcext:value-type="float">
            <text:p>24.0953</text:p>
          </table:table-cell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162901" calcext:value-type="float">
            <text:p>0.162901</text:p>
          </table:table-cell>
          <table:table-cell/>
          <table:table-cell office:value-type="float" office:value="0.168359" calcext:value-type="float">
            <text:p>0.168359</text:p>
          </table:table-cell>
          <table:table-cell office:value-type="float" office:value="55.5721" calcext:value-type="float">
            <text:p>55.5721</text:p>
          </table:table-cell>
          <table:table-cell/>
          <table:table-cell office:value-type="float" office:value="0.341569" calcext:value-type="float">
            <text:p>0.341569</text:p>
          </table:table-cell>
          <table:table-cell office:value-type="float" office:value="55.7794" calcext:value-type="float">
            <text:p>55.779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16 to 1 (1/16 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First 1/8 coeffs in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16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0676012" calcext:value-type="float">
            <text:p>0.0676012</text:p>
          </table:table-cell>
          <table:table-cell office:value-type="float" office:value="0.814122" calcext:value-type="float">
            <text:p>0.814122</text:p>
          </table:table-cell>
          <table:table-cell/>
          <table:table-cell office:value-type="float" office:value="0.322963" calcext:value-type="float">
            <text:p>0.322963</text:p>
          </table:table-cell>
          <table:table-cell office:value-type="float" office:value="54.2112" calcext:value-type="float">
            <text:p>54.2112</text:p>
          </table:table-cell>
          <table:table-cell/>
          <table:table-cell office:value-type="float" office:value="0.436726" calcext:value-type="float">
            <text:p>0.436726</text:p>
          </table:table-cell>
          <table:table-cell office:value-type="float" office:value="55.2754" calcext:value-type="float">
            <text:p>55.2754</text:p>
          </table:table-cell>
        </table:table-row>
        <table:table-row table:style-name="ro1">
          <table:table-cell office:value-type="float" office:value="0.0600646" calcext:value-type="float">
            <text:p>0.0600646</text:p>
          </table:table-cell>
          <table:table-cell office:value-type="float" office:value="0.807817" calcext:value-type="float">
            <text:p>0.807817</text:p>
          </table:table-cell>
          <table:table-cell/>
          <table:table-cell office:value-type="float" office:value="0.271624" calcext:value-type="float">
            <text:p>0.271624</text:p>
          </table:table-cell>
          <table:table-cell office:value-type="float" office:value="42.1564" calcext:value-type="float">
            <text:p>42.1564</text:p>
          </table:table-cell>
          <table:table-cell/>
          <table:table-cell office:value-type="float" office:value="0.395799" calcext:value-type="float">
            <text:p>0.395799</text:p>
          </table:table-cell>
          <table:table-cell office:value-type="float" office:value="42.6366" calcext:value-type="float">
            <text:p>42.6366</text:p>
          </table:table-cell>
        </table:table-row>
        <table:table-row table:style-name="ro1">
          <table:table-cell office:value-type="float" office:value="0.0557218" calcext:value-type="float">
            <text:p>0.0557218</text:p>
          </table:table-cell>
          <table:table-cell office:value-type="float" office:value="0.664309" calcext:value-type="float">
            <text:p>0.664309</text:p>
          </table:table-cell>
          <table:table-cell/>
          <table:table-cell office:value-type="float" office:value="0.241903" calcext:value-type="float">
            <text:p>0.241903</text:p>
          </table:table-cell>
          <table:table-cell office:value-type="float" office:value="74.5959" calcext:value-type="float">
            <text:p>74.5959</text:p>
          </table:table-cell>
          <table:table-cell/>
          <table:table-cell office:value-type="float" office:value="0.377212" calcext:value-type="float">
            <text:p>0.377212</text:p>
          </table:table-cell>
          <table:table-cell office:value-type="float" office:value="73.94" calcext:value-type="float">
            <text:p>73.94</text:p>
          </table:table-cell>
        </table:table-row>
        <table:table-row table:style-name="ro1">
          <table:table-cell office:value-type="float" office:value="0.0527631" calcext:value-type="float">
            <text:p>0.0527631</text:p>
          </table:table-cell>
          <table:table-cell office:value-type="float" office:value="0.634727" calcext:value-type="float">
            <text:p>0.634727</text:p>
          </table:table-cell>
          <table:table-cell/>
          <table:table-cell office:value-type="float" office:value="0.209138" calcext:value-type="float">
            <text:p>0.209138</text:p>
          </table:table-cell>
          <table:table-cell office:value-type="float" office:value="28.5775" calcext:value-type="float">
            <text:p>28.5775</text:p>
          </table:table-cell>
          <table:table-cell/>
          <table:table-cell office:value-type="float" office:value="0.365016" calcext:value-type="float">
            <text:p>0.365016</text:p>
          </table:table-cell>
          <table:table-cell office:value-type="float" office:value="28.8594" calcext:value-type="float">
            <text:p>28.8594</text:p>
          </table:table-cell>
        </table:table-row>
        <table:table-row table:style-name="ro1">
          <table:table-cell office:value-type="float" office:value="0.0498632" calcext:value-type="float">
            <text:p>0.0498632</text:p>
          </table:table-cell>
          <table:table-cell office:value-type="float" office:value="0.607175" calcext:value-type="float">
            <text:p>0.607175</text:p>
          </table:table-cell>
          <table:table-cell/>
          <table:table-cell office:value-type="float" office:value="0.191056" calcext:value-type="float">
            <text:p>0.191056</text:p>
          </table:table-cell>
          <table:table-cell office:value-type="float" office:value="38.5001" calcext:value-type="float">
            <text:p>38.5001</text:p>
          </table:table-cell>
          <table:table-cell/>
          <table:table-cell office:value-type="float" office:value="0.362374" calcext:value-type="float">
            <text:p>0.362374</text:p>
          </table:table-cell>
          <table:table-cell office:value-type="float" office:value="39.3723" calcext:value-type="float">
            <text:p>39.3723</text:p>
          </table:table-cell>
        </table:table-row>
        <table:table-row table:style-name="ro1">
          <table:table-cell office:value-type="float" office:value="0.0475721" calcext:value-type="float">
            <text:p>0.0475721</text:p>
          </table:table-cell>
          <table:table-cell office:value-type="float" office:value="0.616343" calcext:value-type="float">
            <text:p>0.616343</text:p>
          </table:table-cell>
          <table:table-cell/>
          <table:table-cell office:value-type="float" office:value="0.16849" calcext:value-type="float">
            <text:p>0.16849</text:p>
          </table:table-cell>
          <table:table-cell office:value-type="float" office:value="20.1037" calcext:value-type="float">
            <text:p>20.1037</text:p>
          </table:table-cell>
          <table:table-cell/>
          <table:table-cell office:value-type="float" office:value="0.345168" calcext:value-type="float">
            <text:p>0.345168</text:p>
          </table:table-cell>
          <table:table-cell office:value-type="float" office:value="20.1135" calcext:value-type="float">
            <text:p>20.1135</text:p>
          </table:table-cell>
        </table:table-row>
        <table:table-row table:style-name="ro1">
          <table:table-cell office:value-type="float" office:value="0.0456231" calcext:value-type="float">
            <text:p>0.0456231</text:p>
          </table:table-cell>
          <table:table-cell office:value-type="float" office:value="0.551847" calcext:value-type="float">
            <text:p>0.551847</text:p>
          </table:table-cell>
          <table:table-cell/>
          <table:table-cell office:value-type="float" office:value="0.153393" calcext:value-type="float">
            <text:p>0.153393</text:p>
          </table:table-cell>
          <table:table-cell office:value-type="float" office:value="14.2757" calcext:value-type="float">
            <text:p>14.2757</text:p>
          </table:table-cell>
          <table:table-cell/>
          <table:table-cell office:value-type="float" office:value="0.342185" calcext:value-type="float">
            <text:p>0.342185</text:p>
          </table:table-cell>
          <table:table-cell office:value-type="float" office:value="14.4847" calcext:value-type="float">
            <text:p>14.4847</text:p>
          </table:table-cell>
        </table:table-row>
        <table:table-row table:style-name="ro1">
          <table:table-cell office:value-type="float" office:value="0.0449995" calcext:value-type="float">
            <text:p>0.0449995</text:p>
          </table:table-cell>
          <table:table-cell office:value-type="float" office:value="0.506215" calcext:value-type="float">
            <text:p>0.506215</text:p>
          </table:table-cell>
          <table:table-cell/>
          <table:table-cell office:value-type="float" office:value="0.146369" calcext:value-type="float">
            <text:p>0.146369</text:p>
          </table:table-cell>
          <table:table-cell office:value-type="float" office:value="11.455" calcext:value-type="float">
            <text:p>11.455</text:p>
          </table:table-cell>
          <table:table-cell/>
          <table:table-cell office:value-type="float" office:value="0.346392" calcext:value-type="float">
            <text:p>0.346392</text:p>
          </table:table-cell>
          <table:table-cell office:value-type="float" office:value="12.0364" calcext:value-type="float">
            <text:p>12.0364</text:p>
          </table:table-cell>
        </table:table-row>
        <table:table-row table:style-name="ro1">
          <table:table-cell office:value-type="float" office:value="0.0446592" calcext:value-type="float">
            <text:p>0.0446592</text:p>
          </table:table-cell>
          <table:table-cell office:value-type="float" office:value="0.508935" calcext:value-type="float">
            <text:p>0.508935</text:p>
          </table:table-cell>
          <table:table-cell/>
          <table:table-cell office:value-type="float" office:value="0.148715" calcext:value-type="float">
            <text:p>0.148715</text:p>
          </table:table-cell>
          <table:table-cell office:value-type="float" office:value="25.184" calcext:value-type="float">
            <text:p>25.184</text:p>
          </table:table-cell>
          <table:table-cell/>
          <table:table-cell office:value-type="float" office:value="0.346104" calcext:value-type="float">
            <text:p>0.346104</text:p>
          </table:table-cell>
          <table:table-cell office:value-type="float" office:value="25.0211" calcext:value-type="float">
            <text:p>25.0211</text:p>
          </table:table-cell>
        </table:table-row>
        <table:table-row table:style-name="ro1">
          <table:table-cell office:value-type="float" office:value="0.0440585" calcext:value-type="float">
            <text:p>0.0440585</text:p>
          </table:table-cell>
          <table:table-cell office:value-type="float" office:value="0.527204" calcext:value-type="float">
            <text:p>0.527204</text:p>
          </table:table-cell>
          <table:table-cell/>
          <table:table-cell office:value-type="float" office:value="0.165949" calcext:value-type="float">
            <text:p>0.165949</text:p>
          </table:table-cell>
          <table:table-cell office:value-type="float" office:value="30.4491" calcext:value-type="float">
            <text:p>30.4491</text:p>
          </table:table-cell>
          <table:table-cell/>
          <table:table-cell office:value-type="float" office:value="0.34575" calcext:value-type="float">
            <text:p>0.34575</text:p>
          </table:table-cell>
          <table:table-cell office:value-type="float" office:value="31.2048" calcext:value-type="float">
            <text:p>31.2048</text:p>
          </table:table-cell>
        </table:table-row>
        <table:table-row table:style-name="ro1">
          <table:table-cell office:value-type="float" office:value="0.0431054" calcext:value-type="float">
            <text:p>0.0431054</text:p>
          </table:table-cell>
          <table:table-cell office:value-type="float" office:value="0.533128" calcext:value-type="float">
            <text:p>0.533128</text:p>
          </table:table-cell>
          <table:table-cell/>
          <table:table-cell office:value-type="float" office:value="0.1583" calcext:value-type="float">
            <text:p>0.1583</text:p>
          </table:table-cell>
          <table:table-cell office:value-type="float" office:value="23.2008" calcext:value-type="float">
            <text:p>23.2008</text:p>
          </table:table-cell>
          <table:table-cell/>
          <table:table-cell office:value-type="float" office:value="0.341168" calcext:value-type="float">
            <text:p>0.341168</text:p>
          </table:table-cell>
          <table:table-cell office:value-type="float" office:value="23.1259" calcext:value-type="float">
            <text:p>23.1259</text:p>
          </table:table-cell>
        </table:table-row>
        <table:table-row table:style-name="ro1">
          <table:table-cell office:value-type="float" office:value="0.0417594" calcext:value-type="float">
            <text:p>0.0417594</text:p>
          </table:table-cell>
          <table:table-cell office:value-type="float" office:value="0.48447" calcext:value-type="float">
            <text:p>0.48447</text:p>
          </table:table-cell>
          <table:table-cell/>
          <table:table-cell office:value-type="float" office:value="0.15227" calcext:value-type="float">
            <text:p>0.15227</text:p>
          </table:table-cell>
          <table:table-cell office:value-type="float" office:value="21.7698" calcext:value-type="float">
            <text:p>21.7698</text:p>
          </table:table-cell>
          <table:table-cell/>
          <table:table-cell office:value-type="float" office:value="0.341945" calcext:value-type="float">
            <text:p>0.341945</text:p>
          </table:table-cell>
          <table:table-cell office:value-type="float" office:value="22.1406" calcext:value-type="float">
            <text:p>22.1406</text:p>
          </table:table-cell>
        </table:table-row>
        <table:table-row table:style-name="ro1">
          <table:table-cell office:value-type="float" office:value="0.0404186" calcext:value-type="float">
            <text:p>0.0404186</text:p>
          </table:table-cell>
          <table:table-cell office:value-type="float" office:value="0.533776" calcext:value-type="float">
            <text:p>0.533776</text:p>
          </table:table-cell>
          <table:table-cell/>
          <table:table-cell office:value-type="float" office:value="0.160963" calcext:value-type="float">
            <text:p>0.160963</text:p>
          </table:table-cell>
          <table:table-cell office:value-type="float" office:value="33.4867" calcext:value-type="float">
            <text:p>33.4867</text:p>
          </table:table-cell>
          <table:table-cell/>
          <table:table-cell office:value-type="float" office:value="0.345851" calcext:value-type="float">
            <text:p>0.345851</text:p>
          </table:table-cell>
          <table:table-cell office:value-type="float" office:value="34.5431" calcext:value-type="float">
            <text:p>34.5431</text:p>
          </table:table-cell>
        </table:table-row>
        <table:table-row table:style-name="ro1">
          <table:table-cell office:value-type="float" office:value="0.0390195" calcext:value-type="float">
            <text:p>0.0390195</text:p>
          </table:table-cell>
          <table:table-cell office:value-type="float" office:value="0.452809" calcext:value-type="float">
            <text:p>0.452809</text:p>
          </table:table-cell>
          <table:table-cell/>
          <table:table-cell office:value-type="float" office:value="0.163462" calcext:value-type="float">
            <text:p>0.163462</text:p>
          </table:table-cell>
          <table:table-cell office:value-type="float" office:value="22.1205" calcext:value-type="float">
            <text:p>22.1205</text:p>
          </table:table-cell>
          <table:table-cell/>
          <table:table-cell office:value-type="float" office:value="0.339804" calcext:value-type="float">
            <text:p>0.339804</text:p>
          </table:table-cell>
          <table:table-cell office:value-type="float" office:value="22.7063" calcext:value-type="float">
            <text:p>22.7063</text:p>
          </table:table-cell>
        </table:table-row>
        <table:table-row table:style-name="ro1">
          <table:table-cell office:value-type="float" office:value="0.0377983" calcext:value-type="float">
            <text:p>0.0377983</text:p>
          </table:table-cell>
          <table:table-cell office:value-type="float" office:value="0.513811" calcext:value-type="float">
            <text:p>0.513811</text:p>
          </table:table-cell>
          <table:table-cell/>
          <table:table-cell office:value-type="float" office:value="0.172871" calcext:value-type="float">
            <text:p>0.172871</text:p>
          </table:table-cell>
          <table:table-cell office:value-type="float" office:value="23.7553" calcext:value-type="float">
            <text:p>23.7553</text:p>
          </table:table-cell>
          <table:table-cell/>
          <table:table-cell office:value-type="float" office:value="0.346027" calcext:value-type="float">
            <text:p>0.346027</text:p>
          </table:table-cell>
          <table:table-cell office:value-type="float" office:value="24.1189" calcext:value-type="float">
            <text:p>24.1189</text:p>
          </table:table-cell>
        </table:table-row>
        <table:table-row table:style-name="ro1">
          <table:table-cell office:value-type="float" office:value="0.0358448" calcext:value-type="float">
            <text:p>0.0358448</text:p>
          </table:table-cell>
          <table:table-cell office:value-type="float" office:value="0.47794" calcext:value-type="float">
            <text:p>0.47794</text:p>
          </table:table-cell>
          <table:table-cell/>
          <table:table-cell office:value-type="float" office:value="0.209072" calcext:value-type="float">
            <text:p>0.209072</text:p>
          </table:table-cell>
          <table:table-cell office:value-type="float" office:value="55.6892" calcext:value-type="float">
            <text:p>55.6892</text:p>
          </table:table-cell>
          <table:table-cell/>
          <table:table-cell office:value-type="float" office:value="0.363235" calcext:value-type="float">
            <text:p>0.363235</text:p>
          </table:table-cell>
          <table:table-cell office:value-type="float" office:value="55.8951" calcext:value-type="float">
            <text:p>55.895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32 to 1 (1/32 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First 1/16 coeffs in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32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135653" calcext:value-type="float">
            <text:p>0.135653</text:p>
          </table:table-cell>
          <table:table-cell office:value-type="float" office:value="1.97277" calcext:value-type="float">
            <text:p>1.97277</text:p>
          </table:table-cell>
          <table:table-cell/>
          <table:table-cell office:value-type="float" office:value="0.63522" calcext:value-type="float">
            <text:p>0.63522</text:p>
          </table:table-cell>
          <table:table-cell office:value-type="float" office:value="95.3344" calcext:value-type="float">
            <text:p>95.3344</text:p>
          </table:table-cell>
          <table:table-cell/>
          <table:table-cell office:value-type="float" office:value="0.699367" calcext:value-type="float">
            <text:p>0.699367</text:p>
          </table:table-cell>
          <table:table-cell office:value-type="float" office:value="95.7137" calcext:value-type="float">
            <text:p>95.7137</text:p>
          </table:table-cell>
        </table:table-row>
        <table:table-row table:style-name="ro1">
          <table:table-cell office:value-type="float" office:value="0.12023" calcext:value-type="float">
            <text:p>0.12023</text:p>
          </table:table-cell>
          <table:table-cell office:value-type="float" office:value="1.75965" calcext:value-type="float">
            <text:p>1.75965</text:p>
          </table:table-cell>
          <table:table-cell/>
          <table:table-cell office:value-type="float" office:value="0.538711" calcext:value-type="float">
            <text:p>0.538711</text:p>
          </table:table-cell>
          <table:table-cell office:value-type="float" office:value="56.7716" calcext:value-type="float">
            <text:p>56.7716</text:p>
          </table:table-cell>
          <table:table-cell/>
          <table:table-cell office:value-type="float" office:value="0.609965" calcext:value-type="float">
            <text:p>0.609965</text:p>
          </table:table-cell>
          <table:table-cell office:value-type="float" office:value="57.2307" calcext:value-type="float">
            <text:p>57.2307</text:p>
          </table:table-cell>
        </table:table-row>
        <table:table-row table:style-name="ro1">
          <table:table-cell office:value-type="float" office:value="0.111279" calcext:value-type="float">
            <text:p>0.111279</text:p>
          </table:table-cell>
          <table:table-cell office:value-type="float" office:value="1.7293" calcext:value-type="float">
            <text:p>1.7293</text:p>
          </table:table-cell>
          <table:table-cell/>
          <table:table-cell office:value-type="float" office:value="0.473906" calcext:value-type="float">
            <text:p>0.473906</text:p>
          </table:table-cell>
          <table:table-cell office:value-type="float" office:value="149.653" calcext:value-type="float">
            <text:p>149.653</text:p>
          </table:table-cell>
          <table:table-cell/>
          <table:table-cell office:value-type="float" office:value="0.554442" calcext:value-type="float">
            <text:p>0.554442</text:p>
          </table:table-cell>
          <table:table-cell office:value-type="float" office:value="148.995" calcext:value-type="float">
            <text:p>148.995</text:p>
          </table:table-cell>
        </table:table-row>
        <table:table-row table:style-name="ro1">
          <table:table-cell office:value-type="float" office:value="0.105498" calcext:value-type="float">
            <text:p>0.105498</text:p>
          </table:table-cell>
          <table:table-cell office:value-type="float" office:value="1.7879" calcext:value-type="float">
            <text:p>1.7879</text:p>
          </table:table-cell>
          <table:table-cell/>
          <table:table-cell office:value-type="float" office:value="0.433832" calcext:value-type="float">
            <text:p>0.433832</text:p>
          </table:table-cell>
          <table:table-cell office:value-type="float" office:value="45.7293" calcext:value-type="float">
            <text:p>45.7293</text:p>
          </table:table-cell>
          <table:table-cell/>
          <table:table-cell office:value-type="float" office:value="0.526079" calcext:value-type="float">
            <text:p>0.526079</text:p>
          </table:table-cell>
          <table:table-cell office:value-type="float" office:value="46.187" calcext:value-type="float">
            <text:p>46.187</text:p>
          </table:table-cell>
        </table:table-row>
        <table:table-row table:style-name="ro1">
          <table:table-cell office:value-type="float" office:value="0.0993758" calcext:value-type="float">
            <text:p>0.0993758</text:p>
          </table:table-cell>
          <table:table-cell office:value-type="float" office:value="1.43191" calcext:value-type="float">
            <text:p>1.43191</text:p>
          </table:table-cell>
          <table:table-cell/>
          <table:table-cell office:value-type="float" office:value="0.398207" calcext:value-type="float">
            <text:p>0.398207</text:p>
          </table:table-cell>
          <table:table-cell office:value-type="float" office:value="37.6976" calcext:value-type="float">
            <text:p>37.6976</text:p>
          </table:table-cell>
          <table:table-cell/>
          <table:table-cell office:value-type="float" office:value="0.502488" calcext:value-type="float">
            <text:p>0.502488</text:p>
          </table:table-cell>
          <table:table-cell office:value-type="float" office:value="38.5606" calcext:value-type="float">
            <text:p>38.5606</text:p>
          </table:table-cell>
        </table:table-row>
        <table:table-row table:style-name="ro1">
          <table:table-cell office:value-type="float" office:value="0.0945054" calcext:value-type="float">
            <text:p>0.0945054</text:p>
          </table:table-cell>
          <table:table-cell office:value-type="float" office:value="1.47472" calcext:value-type="float">
            <text:p>1.47472</text:p>
          </table:table-cell>
          <table:table-cell/>
          <table:table-cell office:value-type="float" office:value="0.366958" calcext:value-type="float">
            <text:p>0.366958</text:p>
          </table:table-cell>
          <table:table-cell office:value-type="float" office:value="31.4164" calcext:value-type="float">
            <text:p>31.4164</text:p>
          </table:table-cell>
          <table:table-cell/>
          <table:table-cell office:value-type="float" office:value="0.47374" calcext:value-type="float">
            <text:p>0.47374</text:p>
          </table:table-cell>
          <table:table-cell office:value-type="float" office:value="31.4924" calcext:value-type="float">
            <text:p>31.4924</text:p>
          </table:table-cell>
        </table:table-row>
        <table:table-row table:style-name="ro1">
          <table:table-cell office:value-type="float" office:value="0.0907742" calcext:value-type="float">
            <text:p>0.0907742</text:p>
          </table:table-cell>
          <table:table-cell office:value-type="float" office:value="1.42371" calcext:value-type="float">
            <text:p>1.42371</text:p>
          </table:table-cell>
          <table:table-cell/>
          <table:table-cell office:value-type="float" office:value="0.338629" calcext:value-type="float">
            <text:p>0.338629</text:p>
          </table:table-cell>
          <table:table-cell office:value-type="float" office:value="28.0521" calcext:value-type="float">
            <text:p>28.0521</text:p>
          </table:table-cell>
          <table:table-cell/>
          <table:table-cell office:value-type="float" office:value="0.455175" calcext:value-type="float">
            <text:p>0.455175</text:p>
          </table:table-cell>
          <table:table-cell office:value-type="float" office:value="28.5042" calcext:value-type="float">
            <text:p>28.5042</text:p>
          </table:table-cell>
        </table:table-row>
        <table:table-row table:style-name="ro1">
          <table:table-cell office:value-type="float" office:value="0.089503" calcext:value-type="float">
            <text:p>0.089503</text:p>
          </table:table-cell>
          <table:table-cell office:value-type="float" office:value="1.32878" calcext:value-type="float">
            <text:p>1.32878</text:p>
          </table:table-cell>
          <table:table-cell/>
          <table:table-cell office:value-type="float" office:value="0.33206" calcext:value-type="float">
            <text:p>0.33206</text:p>
          </table:table-cell>
          <table:table-cell office:value-type="float" office:value="23.8112" calcext:value-type="float">
            <text:p>23.8112</text:p>
          </table:table-cell>
          <table:table-cell/>
          <table:table-cell office:value-type="float" office:value="0.455689" calcext:value-type="float">
            <text:p>0.455689</text:p>
          </table:table-cell>
          <table:table-cell office:value-type="float" office:value="24.1533" calcext:value-type="float">
            <text:p>24.1533</text:p>
          </table:table-cell>
        </table:table-row>
        <table:table-row table:style-name="ro1">
          <table:table-cell office:value-type="float" office:value="0.0887065" calcext:value-type="float">
            <text:p>0.0887065</text:p>
          </table:table-cell>
          <table:table-cell office:value-type="float" office:value="1.18494" calcext:value-type="float">
            <text:p>1.18494</text:p>
          </table:table-cell>
          <table:table-cell/>
          <table:table-cell office:value-type="float" office:value="0.328786" calcext:value-type="float">
            <text:p>0.328786</text:p>
          </table:table-cell>
          <table:table-cell office:value-type="float" office:value="29.0109" calcext:value-type="float">
            <text:p>29.0109</text:p>
          </table:table-cell>
          <table:table-cell/>
          <table:table-cell office:value-type="float" office:value="0.452326" calcext:value-type="float">
            <text:p>0.452326</text:p>
          </table:table-cell>
          <table:table-cell office:value-type="float" office:value="29.6331" calcext:value-type="float">
            <text:p>29.6331</text:p>
          </table:table-cell>
        </table:table-row>
        <table:table-row table:style-name="ro1">
          <table:table-cell office:value-type="float" office:value="0.0877932" calcext:value-type="float">
            <text:p>0.0877932</text:p>
          </table:table-cell>
          <table:table-cell office:value-type="float" office:value="1.25733" calcext:value-type="float">
            <text:p>1.25733</text:p>
          </table:table-cell>
          <table:table-cell/>
          <table:table-cell office:value-type="float" office:value="0.352281" calcext:value-type="float">
            <text:p>0.352281</text:p>
          </table:table-cell>
          <table:table-cell office:value-type="float" office:value="48.775" calcext:value-type="float">
            <text:p>48.775</text:p>
          </table:table-cell>
          <table:table-cell/>
          <table:table-cell office:value-type="float" office:value="0.463596" calcext:value-type="float">
            <text:p>0.463596</text:p>
          </table:table-cell>
          <table:table-cell office:value-type="float" office:value="49.0999" calcext:value-type="float">
            <text:p>49.0999</text:p>
          </table:table-cell>
        </table:table-row>
        <table:table-row table:style-name="ro1">
          <table:table-cell office:value-type="float" office:value="0.0861087" calcext:value-type="float">
            <text:p>0.0861087</text:p>
          </table:table-cell>
          <table:table-cell office:value-type="float" office:value="1.29383" calcext:value-type="float">
            <text:p>1.29383</text:p>
          </table:table-cell>
          <table:table-cell/>
          <table:table-cell office:value-type="float" office:value="0.338918" calcext:value-type="float">
            <text:p>0.338918</text:p>
          </table:table-cell>
          <table:table-cell office:value-type="float" office:value="42.6405" calcext:value-type="float">
            <text:p>42.6405</text:p>
          </table:table-cell>
          <table:table-cell/>
          <table:table-cell office:value-type="float" office:value="0.453001" calcext:value-type="float">
            <text:p>0.453001</text:p>
          </table:table-cell>
          <table:table-cell office:value-type="float" office:value="42.9987" calcext:value-type="float">
            <text:p>42.9987</text:p>
          </table:table-cell>
        </table:table-row>
        <table:table-row table:style-name="ro1">
          <table:table-cell office:value-type="float" office:value="0.0839401" calcext:value-type="float">
            <text:p>0.0839401</text:p>
          </table:table-cell>
          <table:table-cell office:value-type="float" office:value="1.19402" calcext:value-type="float">
            <text:p>1.19402</text:p>
          </table:table-cell>
          <table:table-cell/>
          <table:table-cell office:value-type="float" office:value="0.332226" calcext:value-type="float">
            <text:p>0.332226</text:p>
          </table:table-cell>
          <table:table-cell office:value-type="float" office:value="30.675" calcext:value-type="float">
            <text:p>30.675</text:p>
          </table:table-cell>
          <table:table-cell/>
          <table:table-cell office:value-type="float" office:value="0.450553" calcext:value-type="float">
            <text:p>0.450553</text:p>
          </table:table-cell>
          <table:table-cell office:value-type="float" office:value="31.1323" calcext:value-type="float">
            <text:p>31.1323</text:p>
          </table:table-cell>
        </table:table-row>
        <table:table-row table:style-name="ro1">
          <table:table-cell office:value-type="float" office:value="0.0819151" calcext:value-type="float">
            <text:p>0.0819151</text:p>
          </table:table-cell>
          <table:table-cell office:value-type="float" office:value="1.12996" calcext:value-type="float">
            <text:p>1.12996</text:p>
          </table:table-cell>
          <table:table-cell/>
          <table:table-cell office:value-type="float" office:value="0.34791" calcext:value-type="float">
            <text:p>0.34791</text:p>
          </table:table-cell>
          <table:table-cell office:value-type="float" office:value="37.4297" calcext:value-type="float">
            <text:p>37.4297</text:p>
          </table:table-cell>
          <table:table-cell/>
          <table:table-cell office:value-type="float" office:value="0.462221" calcext:value-type="float">
            <text:p>0.462221</text:p>
          </table:table-cell>
          <table:table-cell office:value-type="float" office:value="38.4348" calcext:value-type="float">
            <text:p>38.4348</text:p>
          </table:table-cell>
        </table:table-row>
        <table:table-row table:style-name="ro1">
          <table:table-cell office:value-type="float" office:value="0.0797744" calcext:value-type="float">
            <text:p>0.0797744</text:p>
          </table:table-cell>
          <table:table-cell office:value-type="float" office:value="1.19115" calcext:value-type="float">
            <text:p>1.19115</text:p>
          </table:table-cell>
          <table:table-cell/>
          <table:table-cell office:value-type="float" office:value="0.355706" calcext:value-type="float">
            <text:p>0.355706</text:p>
          </table:table-cell>
          <table:table-cell office:value-type="float" office:value="35.1044" calcext:value-type="float">
            <text:p>35.1044</text:p>
          </table:table-cell>
          <table:table-cell/>
          <table:table-cell office:value-type="float" office:value="0.462926" calcext:value-type="float">
            <text:p>0.462926</text:p>
          </table:table-cell>
          <table:table-cell office:value-type="float" office:value="35.4645" calcext:value-type="float">
            <text:p>35.4645</text:p>
          </table:table-cell>
        </table:table-row>
        <table:table-row table:style-name="ro1">
          <table:table-cell office:value-type="float" office:value="0.0778908" calcext:value-type="float">
            <text:p>0.0778908</text:p>
          </table:table-cell>
          <table:table-cell office:value-type="float" office:value="1.11639" calcext:value-type="float">
            <text:p>1.11639</text:p>
          </table:table-cell>
          <table:table-cell/>
          <table:table-cell office:value-type="float" office:value="0.364495" calcext:value-type="float">
            <text:p>0.364495</text:p>
          </table:table-cell>
          <table:table-cell office:value-type="float" office:value="43.3854" calcext:value-type="float">
            <text:p>43.3854</text:p>
          </table:table-cell>
          <table:table-cell/>
          <table:table-cell office:value-type="float" office:value="0.470928" calcext:value-type="float">
            <text:p>0.470928</text:p>
          </table:table-cell>
          <table:table-cell office:value-type="float" office:value="43.7698" calcext:value-type="float">
            <text:p>43.7698</text:p>
          </table:table-cell>
        </table:table-row>
        <table:table-row table:style-name="ro1">
          <table:table-cell office:value-type="float" office:value="0.0748576" calcext:value-type="float">
            <text:p>0.0748576</text:p>
          </table:table-cell>
          <table:table-cell office:value-type="float" office:value="0.988032" calcext:value-type="float">
            <text:p>0.988032</text:p>
          </table:table-cell>
          <table:table-cell/>
          <table:table-cell office:value-type="float" office:value="0.398706" calcext:value-type="float">
            <text:p>0.398706</text:p>
          </table:table-cell>
          <table:table-cell office:value-type="float" office:value="64.2848" calcext:value-type="float">
            <text:p>64.2848</text:p>
          </table:table-cell>
          <table:table-cell/>
          <table:table-cell office:value-type="float" office:value="0.496239" calcext:value-type="float">
            <text:p>0.496239</text:p>
          </table:table-cell>
          <table:table-cell office:value-type="float" office:value="64.5858" calcext:value-type="float">
            <text:p>64.585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64 to 1 (1/64 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First 1/32 coeffs in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64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237513" calcext:value-type="float">
            <text:p>0.237513</text:p>
          </table:table-cell>
          <table:table-cell office:value-type="float" office:value="4.39849" calcext:value-type="float">
            <text:p>4.39849</text:p>
          </table:table-cell>
          <table:table-cell/>
          <table:table-cell office:value-type="float" office:value="0.797835" calcext:value-type="float">
            <text:p>0.797835</text:p>
          </table:table-cell>
          <table:table-cell office:value-type="float" office:value="116.575" calcext:value-type="float">
            <text:p>116.575</text:p>
          </table:table-cell>
          <table:table-cell/>
          <table:table-cell office:value-type="float" office:value="0.849456" calcext:value-type="float">
            <text:p>0.849456</text:p>
          </table:table-cell>
          <table:table-cell office:value-type="float" office:value="116.939" calcext:value-type="float">
            <text:p>116.939</text:p>
          </table:table-cell>
        </table:table-row>
        <table:table-row table:style-name="ro1">
          <table:table-cell office:value-type="float" office:value="0.210142" calcext:value-type="float">
            <text:p>0.210142</text:p>
          </table:table-cell>
          <table:table-cell office:value-type="float" office:value="3.68236" calcext:value-type="float">
            <text:p>3.68236</text:p>
          </table:table-cell>
          <table:table-cell/>
          <table:table-cell office:value-type="float" office:value="0.685259" calcext:value-type="float">
            <text:p>0.685259</text:p>
          </table:table-cell>
          <table:table-cell office:value-type="float" office:value="73.8187" calcext:value-type="float">
            <text:p>73.8187</text:p>
          </table:table-cell>
          <table:table-cell/>
          <table:table-cell office:value-type="float" office:value="0.742248" calcext:value-type="float">
            <text:p>0.742248</text:p>
          </table:table-cell>
          <table:table-cell office:value-type="float" office:value="74.1399" calcext:value-type="float">
            <text:p>74.1399</text:p>
          </table:table-cell>
        </table:table-row>
        <table:table-row table:style-name="ro1">
          <table:table-cell office:value-type="float" office:value="0.194569" calcext:value-type="float">
            <text:p>0.194569</text:p>
          </table:table-cell>
          <table:table-cell office:value-type="float" office:value="3.08553" calcext:value-type="float">
            <text:p>3.08553</text:p>
          </table:table-cell>
          <table:table-cell/>
          <table:table-cell office:value-type="float" office:value="0.617648" calcext:value-type="float">
            <text:p>0.617648</text:p>
          </table:table-cell>
          <table:table-cell office:value-type="float" office:value="202.34" calcext:value-type="float">
            <text:p>202.34</text:p>
          </table:table-cell>
          <table:table-cell/>
          <table:table-cell office:value-type="float" office:value="0.680846" calcext:value-type="float">
            <text:p>0.680846</text:p>
          </table:table-cell>
          <table:table-cell office:value-type="float" office:value="201.683" calcext:value-type="float">
            <text:p>201.683</text:p>
          </table:table-cell>
        </table:table-row>
        <table:table-row table:style-name="ro1">
          <table:table-cell office:value-type="float" office:value="0.18433" calcext:value-type="float">
            <text:p>0.18433</text:p>
          </table:table-cell>
          <table:table-cell office:value-type="float" office:value="3.09765" calcext:value-type="float">
            <text:p>3.09765</text:p>
          </table:table-cell>
          <table:table-cell/>
          <table:table-cell office:value-type="float" office:value="0.549415" calcext:value-type="float">
            <text:p>0.549415</text:p>
          </table:table-cell>
          <table:table-cell office:value-type="float" office:value="66.5863" calcext:value-type="float">
            <text:p>66.5863</text:p>
          </table:table-cell>
          <table:table-cell/>
          <table:table-cell office:value-type="float" office:value="0.62421" calcext:value-type="float">
            <text:p>0.62421</text:p>
          </table:table-cell>
          <table:table-cell office:value-type="float" office:value="66.2973" calcext:value-type="float">
            <text:p>66.2973</text:p>
          </table:table-cell>
        </table:table-row>
        <table:table-row table:style-name="ro1">
          <table:table-cell office:value-type="float" office:value="0.173517" calcext:value-type="float">
            <text:p>0.173517</text:p>
          </table:table-cell>
          <table:table-cell office:value-type="float" office:value="2.73503" calcext:value-type="float">
            <text:p>2.73503</text:p>
          </table:table-cell>
          <table:table-cell/>
          <table:table-cell office:value-type="float" office:value="0.501285" calcext:value-type="float">
            <text:p>0.501285</text:p>
          </table:table-cell>
          <table:table-cell office:value-type="float" office:value="44.2541" calcext:value-type="float">
            <text:p>44.2541</text:p>
          </table:table-cell>
          <table:table-cell/>
          <table:table-cell office:value-type="float" office:value="0.58684" calcext:value-type="float">
            <text:p>0.58684</text:p>
          </table:table-cell>
          <table:table-cell office:value-type="float" office:value="44.9678" calcext:value-type="float">
            <text:p>44.9678</text:p>
          </table:table-cell>
        </table:table-row>
        <table:table-row table:style-name="ro1">
          <table:table-cell office:value-type="float" office:value="0.164496" calcext:value-type="float">
            <text:p>0.164496</text:p>
          </table:table-cell>
          <table:table-cell office:value-type="float" office:value="2.77556" calcext:value-type="float">
            <text:p>2.77556</text:p>
          </table:table-cell>
          <table:table-cell/>
          <table:table-cell office:value-type="float" office:value="0.454398" calcext:value-type="float">
            <text:p>0.454398</text:p>
          </table:table-cell>
          <table:table-cell office:value-type="float" office:value="35.5542" calcext:value-type="float">
            <text:p>35.5542</text:p>
          </table:table-cell>
          <table:table-cell/>
          <table:table-cell office:value-type="float" office:value="0.54351" calcext:value-type="float">
            <text:p>0.54351</text:p>
          </table:table-cell>
          <table:table-cell office:value-type="float" office:value="35.6363" calcext:value-type="float">
            <text:p>35.6363</text:p>
          </table:table-cell>
        </table:table-row>
        <table:table-row table:style-name="ro1">
          <table:table-cell office:value-type="float" office:value="0.15833" calcext:value-type="float">
            <text:p>0.15833</text:p>
          </table:table-cell>
          <table:table-cell office:value-type="float" office:value="2.42566" calcext:value-type="float">
            <text:p>2.42566</text:p>
          </table:table-cell>
          <table:table-cell/>
          <table:table-cell office:value-type="float" office:value="0.41878" calcext:value-type="float">
            <text:p>0.41878</text:p>
          </table:table-cell>
          <table:table-cell office:value-type="float" office:value="31.2977" calcext:value-type="float">
            <text:p>31.2977</text:p>
          </table:table-cell>
          <table:table-cell/>
          <table:table-cell office:value-type="float" office:value="0.51696" calcext:value-type="float">
            <text:p>0.51696</text:p>
          </table:table-cell>
          <table:table-cell office:value-type="float" office:value="31.7579" calcext:value-type="float">
            <text:p>31.7579</text:p>
          </table:table-cell>
        </table:table-row>
        <table:table-row table:style-name="ro1">
          <table:table-cell office:value-type="float" office:value="0.156061" calcext:value-type="float">
            <text:p>0.156061</text:p>
          </table:table-cell>
          <table:table-cell office:value-type="float" office:value="2.06846" calcext:value-type="float">
            <text:p>2.06846</text:p>
          </table:table-cell>
          <table:table-cell/>
          <table:table-cell office:value-type="float" office:value="0.406779" calcext:value-type="float">
            <text:p>0.406779</text:p>
          </table:table-cell>
          <table:table-cell office:value-type="float" office:value="28.1517" calcext:value-type="float">
            <text:p>28.1517</text:p>
          </table:table-cell>
          <table:table-cell/>
          <table:table-cell office:value-type="float" office:value="0.511773" calcext:value-type="float">
            <text:p>0.511773</text:p>
          </table:table-cell>
          <table:table-cell office:value-type="float" office:value="28.4749" calcext:value-type="float">
            <text:p>28.4749</text:p>
          </table:table-cell>
        </table:table-row>
        <table:table-row table:style-name="ro1">
          <table:table-cell office:value-type="float" office:value="0.154768" calcext:value-type="float">
            <text:p>0.154768</text:p>
          </table:table-cell>
          <table:table-cell office:value-type="float" office:value="2.66052" calcext:value-type="float">
            <text:p>2.66052</text:p>
          </table:table-cell>
          <table:table-cell/>
          <table:table-cell office:value-type="float" office:value="0.404593" calcext:value-type="float">
            <text:p>0.404593</text:p>
          </table:table-cell>
          <table:table-cell office:value-type="float" office:value="41.3565" calcext:value-type="float">
            <text:p>41.3565</text:p>
          </table:table-cell>
          <table:table-cell/>
          <table:table-cell office:value-type="float" office:value="0.509275" calcext:value-type="float">
            <text:p>0.509275</text:p>
          </table:table-cell>
          <table:table-cell office:value-type="float" office:value="41.2347" calcext:value-type="float">
            <text:p>41.2347</text:p>
          </table:table-cell>
        </table:table-row>
        <table:table-row table:style-name="ro1">
          <table:table-cell office:value-type="float" office:value="0.153607" calcext:value-type="float">
            <text:p>0.153607</text:p>
          </table:table-cell>
          <table:table-cell office:value-type="float" office:value="2.49336" calcext:value-type="float">
            <text:p>2.49336</text:p>
          </table:table-cell>
          <table:table-cell/>
          <table:table-cell office:value-type="float" office:value="0.452762" calcext:value-type="float">
            <text:p>0.452762</text:p>
          </table:table-cell>
          <table:table-cell office:value-type="float" office:value="73.3335" calcext:value-type="float">
            <text:p>73.3335</text:p>
          </table:table-cell>
          <table:table-cell/>
          <table:table-cell office:value-type="float" office:value="0.543182" calcext:value-type="float">
            <text:p>0.543182</text:p>
          </table:table-cell>
          <table:table-cell office:value-type="float" office:value="74.2463" calcext:value-type="float">
            <text:p>74.2463</text:p>
          </table:table-cell>
        </table:table-row>
        <table:table-row table:style-name="ro1">
          <table:table-cell office:value-type="float" office:value="0.150895" calcext:value-type="float">
            <text:p>0.150895</text:p>
          </table:table-cell>
          <table:table-cell office:value-type="float" office:value="2.4219" calcext:value-type="float">
            <text:p>2.4219</text:p>
          </table:table-cell>
          <table:table-cell/>
          <table:table-cell office:value-type="float" office:value="0.42922" calcext:value-type="float">
            <text:p>0.42922</text:p>
          </table:table-cell>
          <table:table-cell office:value-type="float" office:value="59.8757" calcext:value-type="float">
            <text:p>59.8757</text:p>
          </table:table-cell>
          <table:table-cell/>
          <table:table-cell office:value-type="float" office:value="0.523222" calcext:value-type="float">
            <text:p>0.523222</text:p>
          </table:table-cell>
          <table:table-cell office:value-type="float" office:value="60.0594" calcext:value-type="float">
            <text:p>60.0594</text:p>
          </table:table-cell>
        </table:table-row>
        <table:table-row table:style-name="ro1">
          <table:table-cell office:value-type="float" office:value="0.147717" calcext:value-type="float">
            <text:p>0.147717</text:p>
          </table:table-cell>
          <table:table-cell office:value-type="float" office:value="2.25341" calcext:value-type="float">
            <text:p>2.25341</text:p>
          </table:table-cell>
          <table:table-cell/>
          <table:table-cell office:value-type="float" office:value="0.430483" calcext:value-type="float">
            <text:p>0.430483</text:p>
          </table:table-cell>
          <table:table-cell office:value-type="float" office:value="45.7809" calcext:value-type="float">
            <text:p>45.7809</text:p>
          </table:table-cell>
          <table:table-cell/>
          <table:table-cell office:value-type="float" office:value="0.526472" calcext:value-type="float">
            <text:p>0.526472</text:p>
          </table:table-cell>
          <table:table-cell office:value-type="float" office:value="46.2655" calcext:value-type="float">
            <text:p>46.2655</text:p>
          </table:table-cell>
        </table:table-row>
        <table:table-row table:style-name="ro1">
          <table:table-cell office:value-type="float" office:value="0.145387" calcext:value-type="float">
            <text:p>0.145387</text:p>
          </table:table-cell>
          <table:table-cell office:value-type="float" office:value="2.22801" calcext:value-type="float">
            <text:p>2.22801</text:p>
          </table:table-cell>
          <table:table-cell/>
          <table:table-cell office:value-type="float" office:value="0.44264" calcext:value-type="float">
            <text:p>0.44264</text:p>
          </table:table-cell>
          <table:table-cell office:value-type="float" office:value="46.4424" calcext:value-type="float">
            <text:p>46.4424</text:p>
          </table:table-cell>
          <table:table-cell/>
          <table:table-cell office:value-type="float" office:value="0.536356" calcext:value-type="float">
            <text:p>0.536356</text:p>
          </table:table-cell>
          <table:table-cell office:value-type="float" office:value="46.85" calcext:value-type="float">
            <text:p>46.85</text:p>
          </table:table-cell>
        </table:table-row>
        <table:table-row table:style-name="ro1">
          <table:table-cell office:value-type="float" office:value="0.142134" calcext:value-type="float">
            <text:p>0.142134</text:p>
          </table:table-cell>
          <table:table-cell office:value-type="float" office:value="2.18632" calcext:value-type="float">
            <text:p>2.18632</text:p>
          </table:table-cell>
          <table:table-cell/>
          <table:table-cell office:value-type="float" office:value="0.443798" calcext:value-type="float">
            <text:p>0.443798</text:p>
          </table:table-cell>
          <table:table-cell office:value-type="float" office:value="39.0062" calcext:value-type="float">
            <text:p>39.0062</text:p>
          </table:table-cell>
          <table:table-cell/>
          <table:table-cell office:value-type="float" office:value="0.532795" calcext:value-type="float">
            <text:p>0.532795</text:p>
          </table:table-cell>
          <table:table-cell office:value-type="float" office:value="39.488" calcext:value-type="float">
            <text:p>39.488</text:p>
          </table:table-cell>
        </table:table-row>
        <table:table-row table:style-name="ro1">
          <table:table-cell office:value-type="float" office:value="0.13968" calcext:value-type="float">
            <text:p>0.13968</text:p>
          </table:table-cell>
          <table:table-cell office:value-type="float" office:value="2.61397" calcext:value-type="float">
            <text:p>2.61397</text:p>
          </table:table-cell>
          <table:table-cell/>
          <table:table-cell office:value-type="float" office:value="0.45566" calcext:value-type="float">
            <text:p>0.45566</text:p>
          </table:table-cell>
          <table:table-cell office:value-type="float" office:value="45.1143" calcext:value-type="float">
            <text:p>45.1143</text:p>
          </table:table-cell>
          <table:table-cell/>
          <table:table-cell office:value-type="float" office:value="0.543805" calcext:value-type="float">
            <text:p>0.543805</text:p>
          </table:table-cell>
          <table:table-cell office:value-type="float" office:value="45.5154" calcext:value-type="float">
            <text:p>45.5154</text:p>
          </table:table-cell>
        </table:table-row>
        <table:table-row table:style-name="ro1">
          <table:table-cell office:value-type="float" office:value="0.135478" calcext:value-type="float">
            <text:p>0.135478</text:p>
          </table:table-cell>
          <table:table-cell office:value-type="float" office:value="2.238" calcext:value-type="float">
            <text:p>2.238</text:p>
          </table:table-cell>
          <table:table-cell/>
          <table:table-cell office:value-type="float" office:value="0.477803" calcext:value-type="float">
            <text:p>0.477803</text:p>
          </table:table-cell>
          <table:table-cell office:value-type="float" office:value="65.9278" calcext:value-type="float">
            <text:p>65.9278</text:p>
          </table:table-cell>
          <table:table-cell/>
          <table:table-cell office:value-type="float" office:value="0.561005" calcext:value-type="float">
            <text:p>0.561005</text:p>
          </table:table-cell>
          <table:table-cell office:value-type="float" office:value="66.2191" calcext:value-type="float">
            <text:p>66.219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128 to 1 (1/128 prioritized coeffs)</text:p>
          </table:table-cell>
          <table:covered-table-cell/>
          <table:table-cell/>
          <table:table-cell office:value-type="string" calcext:value-type="string" table:number-columns-spanned="2" table:number-rows-spanned="1">
            <text:p>First 1/64 coeffs in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128 to 1 (w/ comp. on time dimension)</text:p>
          </table:table-cell>
          <table:covered-table-cell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office:value-type="float" office:value="0.374625" calcext:value-type="float">
            <text:p>0.374625</text:p>
          </table:table-cell>
          <table:table-cell office:value-type="float" office:value="7.62584" calcext:value-type="float">
            <text:p>7.62584</text:p>
          </table:table-cell>
          <table:table-cell/>
          <table:table-cell office:value-type="float" office:value="0.91282" calcext:value-type="float">
            <text:p>0.91282</text:p>
          </table:table-cell>
          <table:table-cell office:value-type="float" office:value="126.86" calcext:value-type="float">
            <text:p>126.86</text:p>
          </table:table-cell>
          <table:table-cell/>
          <table:table-cell office:value-type="float" office:value="0.957834" calcext:value-type="float">
            <text:p>0.957834</text:p>
          </table:table-cell>
          <table:table-cell office:value-type="float" office:value="127.209" calcext:value-type="float">
            <text:p>127.209</text:p>
          </table:table-cell>
        </table:table-row>
        <table:table-row table:style-name="ro1">
          <table:table-cell office:value-type="float" office:value="0.331622" calcext:value-type="float">
            <text:p>0.331622</text:p>
          </table:table-cell>
          <table:table-cell office:value-type="float" office:value="5.72562" calcext:value-type="float">
            <text:p>5.72562</text:p>
          </table:table-cell>
          <table:table-cell/>
          <table:table-cell office:value-type="float" office:value="0.772229" calcext:value-type="float">
            <text:p>0.772229</text:p>
          </table:table-cell>
          <table:table-cell office:value-type="float" office:value="87.8771" calcext:value-type="float">
            <text:p>87.8771</text:p>
          </table:table-cell>
          <table:table-cell/>
          <table:table-cell office:value-type="float" office:value="0.822891" calcext:value-type="float">
            <text:p>0.822891</text:p>
          </table:table-cell>
          <table:table-cell office:value-type="float" office:value="88.1938" calcext:value-type="float">
            <text:p>88.1938</text:p>
          </table:table-cell>
        </table:table-row>
        <table:table-row table:style-name="ro1">
          <table:table-cell office:value-type="float" office:value="0.308093" calcext:value-type="float">
            <text:p>0.308093</text:p>
          </table:table-cell>
          <table:table-cell office:value-type="float" office:value="5.06428" calcext:value-type="float">
            <text:p>5.06428</text:p>
          </table:table-cell>
          <table:table-cell/>
          <table:table-cell office:value-type="float" office:value="0.714135" calcext:value-type="float">
            <text:p>0.714135</text:p>
          </table:table-cell>
          <table:table-cell office:value-type="float" office:value="219.341" calcext:value-type="float">
            <text:p>219.341</text:p>
          </table:table-cell>
          <table:table-cell/>
          <table:table-cell office:value-type="float" office:value="0.768977" calcext:value-type="float">
            <text:p>0.768977</text:p>
          </table:table-cell>
          <table:table-cell office:value-type="float" office:value="218.677" calcext:value-type="float">
            <text:p>218.677</text:p>
          </table:table-cell>
        </table:table-row>
        <table:table-row table:style-name="ro1">
          <table:table-cell office:value-type="float" office:value="0.291174" calcext:value-type="float">
            <text:p>0.291174</text:p>
          </table:table-cell>
          <table:table-cell office:value-type="float" office:value="5.85046" calcext:value-type="float">
            <text:p>5.85046</text:p>
          </table:table-cell>
          <table:table-cell/>
          <table:table-cell office:value-type="float" office:value="0.636952" calcext:value-type="float">
            <text:p>0.636952</text:p>
          </table:table-cell>
          <table:table-cell office:value-type="float" office:value="66.5654" calcext:value-type="float">
            <text:p>66.5654</text:p>
          </table:table-cell>
          <table:table-cell/>
          <table:table-cell office:value-type="float" office:value="0.701794" calcext:value-type="float">
            <text:p>0.701794</text:p>
          </table:table-cell>
          <table:table-cell office:value-type="float" office:value="66.2998" calcext:value-type="float">
            <text:p>66.2998</text:p>
          </table:table-cell>
        </table:table-row>
        <table:table-row table:style-name="ro1">
          <table:table-cell office:value-type="float" office:value="0.274368" calcext:value-type="float">
            <text:p>0.274368</text:p>
          </table:table-cell>
          <table:table-cell office:value-type="float" office:value="4.47801" calcext:value-type="float">
            <text:p>4.47801</text:p>
          </table:table-cell>
          <table:table-cell/>
          <table:table-cell office:value-type="float" office:value="0.57769" calcext:value-type="float">
            <text:p>0.57769</text:p>
          </table:table-cell>
          <table:table-cell office:value-type="float" office:value="53.3347" calcext:value-type="float">
            <text:p>53.3347</text:p>
          </table:table-cell>
          <table:table-cell/>
          <table:table-cell office:value-type="float" office:value="0.652735" calcext:value-type="float">
            <text:p>0.652735</text:p>
          </table:table-cell>
          <table:table-cell office:value-type="float" office:value="54.2015" calcext:value-type="float">
            <text:p>54.2015</text:p>
          </table:table-cell>
        </table:table-row>
        <table:table-row table:style-name="ro1">
          <table:table-cell office:value-type="float" office:value="0.259984" calcext:value-type="float">
            <text:p>0.259984</text:p>
          </table:table-cell>
          <table:table-cell office:value-type="float" office:value="4.52785" calcext:value-type="float">
            <text:p>4.52785</text:p>
          </table:table-cell>
          <table:table-cell/>
          <table:table-cell office:value-type="float" office:value="0.525396" calcext:value-type="float">
            <text:p>0.525396</text:p>
          </table:table-cell>
          <table:table-cell office:value-type="float" office:value="35.568" calcext:value-type="float">
            <text:p>35.568</text:p>
          </table:table-cell>
          <table:table-cell/>
          <table:table-cell office:value-type="float" office:value="0.603482" calcext:value-type="float">
            <text:p>0.603482</text:p>
          </table:table-cell>
          <table:table-cell office:value-type="float" office:value="35.6714" calcext:value-type="float">
            <text:p>35.6714</text:p>
          </table:table-cell>
        </table:table-row>
        <table:table-row table:style-name="ro1">
          <table:table-cell office:value-type="float" office:value="0.250572" calcext:value-type="float">
            <text:p>0.250572</text:p>
          </table:table-cell>
          <table:table-cell office:value-type="float" office:value="4.94812" calcext:value-type="float">
            <text:p>4.94812</text:p>
          </table:table-cell>
          <table:table-cell/>
          <table:table-cell office:value-type="float" office:value="0.4876" calcext:value-type="float">
            <text:p>0.4876</text:p>
          </table:table-cell>
          <table:table-cell office:value-type="float" office:value="31.3002" calcext:value-type="float">
            <text:p>31.3002</text:p>
          </table:table-cell>
          <table:table-cell/>
          <table:table-cell office:value-type="float" office:value="0.57324" calcext:value-type="float">
            <text:p>0.57324</text:p>
          </table:table-cell>
          <table:table-cell office:value-type="float" office:value="31.7362" calcext:value-type="float">
            <text:p>31.7362</text:p>
          </table:table-cell>
        </table:table-row>
        <table:table-row table:style-name="ro1">
          <table:table-cell office:value-type="float" office:value="0.246896" calcext:value-type="float">
            <text:p>0.246896</text:p>
          </table:table-cell>
          <table:table-cell office:value-type="float" office:value="3.97643" calcext:value-type="float">
            <text:p>3.97643</text:p>
          </table:table-cell>
          <table:table-cell/>
          <table:table-cell office:value-type="float" office:value="0.46787" calcext:value-type="float">
            <text:p>0.46787</text:p>
          </table:table-cell>
          <table:table-cell office:value-type="float" office:value="33.8579" calcext:value-type="float">
            <text:p>33.8579</text:p>
          </table:table-cell>
          <table:table-cell/>
          <table:table-cell office:value-type="float" office:value="0.560534" calcext:value-type="float">
            <text:p>0.560534</text:p>
          </table:table-cell>
          <table:table-cell office:value-type="float" office:value="33.6304" calcext:value-type="float">
            <text:p>33.6304</text:p>
          </table:table-cell>
        </table:table-row>
        <table:table-row table:style-name="ro1">
          <table:table-cell office:value-type="float" office:value="0.244968" calcext:value-type="float">
            <text:p>0.244968</text:p>
          </table:table-cell>
          <table:table-cell office:value-type="float" office:value="4.78838" calcext:value-type="float">
            <text:p>4.78838</text:p>
          </table:table-cell>
          <table:table-cell/>
          <table:table-cell office:value-type="float" office:value="0.478256" calcext:value-type="float">
            <text:p>0.478256</text:p>
          </table:table-cell>
          <table:table-cell office:value-type="float" office:value="53.1028" calcext:value-type="float">
            <text:p>53.1028</text:p>
          </table:table-cell>
          <table:table-cell/>
          <table:table-cell office:value-type="float" office:value="0.568936" calcext:value-type="float">
            <text:p>0.568936</text:p>
          </table:table-cell>
          <table:table-cell office:value-type="float" office:value="53.0615" calcext:value-type="float">
            <text:p>53.0615</text:p>
          </table:table-cell>
        </table:table-row>
        <table:table-row table:style-name="ro1">
          <table:table-cell office:value-type="float" office:value="0.243798" calcext:value-type="float">
            <text:p>0.243798</text:p>
          </table:table-cell>
          <table:table-cell office:value-type="float" office:value="4.17153" calcext:value-type="float">
            <text:p>4.17153</text:p>
          </table:table-cell>
          <table:table-cell/>
          <table:table-cell office:value-type="float" office:value="0.538836" calcext:value-type="float">
            <text:p>0.538836</text:p>
          </table:table-cell>
          <table:table-cell office:value-type="float" office:value="82.298" calcext:value-type="float">
            <text:p>82.298</text:p>
          </table:table-cell>
          <table:table-cell/>
          <table:table-cell office:value-type="float" office:value="0.616196" calcext:value-type="float">
            <text:p>0.616196</text:p>
          </table:table-cell>
          <table:table-cell office:value-type="float" office:value="83.3829" calcext:value-type="float">
            <text:p>83.3829</text:p>
          </table:table-cell>
        </table:table-row>
        <table:table-row table:style-name="ro1">
          <table:table-cell office:value-type="float" office:value="0.239921" calcext:value-type="float">
            <text:p>0.239921</text:p>
          </table:table-cell>
          <table:table-cell office:value-type="float" office:value="4.42628" calcext:value-type="float">
            <text:p>4.42628</text:p>
          </table:table-cell>
          <table:table-cell/>
          <table:table-cell office:value-type="float" office:value="0.511648" calcext:value-type="float">
            <text:p>0.511648</text:p>
          </table:table-cell>
          <table:table-cell office:value-type="float" office:value="67.0726" calcext:value-type="float">
            <text:p>67.0726</text:p>
          </table:table-cell>
          <table:table-cell/>
          <table:table-cell office:value-type="float" office:value="0.59191" calcext:value-type="float">
            <text:p>0.59191</text:p>
          </table:table-cell>
          <table:table-cell office:value-type="float" office:value="67.3634" calcext:value-type="float">
            <text:p>67.3634</text:p>
          </table:table-cell>
        </table:table-row>
        <table:table-row table:style-name="ro1">
          <table:table-cell office:value-type="float" office:value="0.235435" calcext:value-type="float">
            <text:p>0.235435</text:p>
          </table:table-cell>
          <table:table-cell office:value-type="float" office:value="4.28244" calcext:value-type="float">
            <text:p>4.28244</text:p>
          </table:table-cell>
          <table:table-cell/>
          <table:table-cell office:value-type="float" office:value="0.503608" calcext:value-type="float">
            <text:p>0.503608</text:p>
          </table:table-cell>
          <table:table-cell office:value-type="float" office:value="51.5124" calcext:value-type="float">
            <text:p>51.5124</text:p>
          </table:table-cell>
          <table:table-cell/>
          <table:table-cell office:value-type="float" office:value="0.587161" calcext:value-type="float">
            <text:p>0.587161</text:p>
          </table:table-cell>
          <table:table-cell office:value-type="float" office:value="51.9699" calcext:value-type="float">
            <text:p>51.9699</text:p>
          </table:table-cell>
        </table:table-row>
        <table:table-row table:style-name="ro1">
          <table:table-cell office:value-type="float" office:value="0.233136" calcext:value-type="float">
            <text:p>0.233136</text:p>
          </table:table-cell>
          <table:table-cell office:value-type="float" office:value="4.28472" calcext:value-type="float">
            <text:p>4.28472</text:p>
          </table:table-cell>
          <table:table-cell/>
          <table:table-cell office:value-type="float" office:value="0.51263" calcext:value-type="float">
            <text:p>0.51263</text:p>
          </table:table-cell>
          <table:table-cell office:value-type="float" office:value="56.0388" calcext:value-type="float">
            <text:p>56.0388</text:p>
          </table:table-cell>
          <table:table-cell/>
          <table:table-cell office:value-type="float" office:value="0.594819" calcext:value-type="float">
            <text:p>0.594819</text:p>
          </table:table-cell>
          <table:table-cell office:value-type="float" office:value="57.5101" calcext:value-type="float">
            <text:p>57.5101</text:p>
          </table:table-cell>
        </table:table-row>
        <table:table-row table:style-name="ro1">
          <table:table-cell office:value-type="float" office:value="0.228545" calcext:value-type="float">
            <text:p>0.228545</text:p>
          </table:table-cell>
          <table:table-cell office:value-type="float" office:value="4.6262" calcext:value-type="float">
            <text:p>4.6262</text:p>
          </table:table-cell>
          <table:table-cell/>
          <table:table-cell office:value-type="float" office:value="0.511909" calcext:value-type="float">
            <text:p>0.511909</text:p>
          </table:table-cell>
          <table:table-cell office:value-type="float" office:value="44.9037" calcext:value-type="float">
            <text:p>44.9037</text:p>
          </table:table-cell>
          <table:table-cell/>
          <table:table-cell office:value-type="float" office:value="0.590009" calcext:value-type="float">
            <text:p>0.590009</text:p>
          </table:table-cell>
          <table:table-cell office:value-type="float" office:value="45.178" calcext:value-type="float">
            <text:p>45.178</text:p>
          </table:table-cell>
        </table:table-row>
        <table:table-row table:style-name="ro1">
          <table:table-cell office:value-type="float" office:value="0.225401" calcext:value-type="float">
            <text:p>0.225401</text:p>
          </table:table-cell>
          <table:table-cell office:value-type="float" office:value="4.93854" calcext:value-type="float">
            <text:p>4.93854</text:p>
          </table:table-cell>
          <table:table-cell/>
          <table:table-cell office:value-type="float" office:value="0.526947" calcext:value-type="float">
            <text:p>0.526947</text:p>
          </table:table-cell>
          <table:table-cell office:value-type="float" office:value="44.9095" calcext:value-type="float">
            <text:p>44.9095</text:p>
          </table:table-cell>
          <table:table-cell/>
          <table:table-cell office:value-type="float" office:value="0.604129" calcext:value-type="float">
            <text:p>0.604129</text:p>
          </table:table-cell>
          <table:table-cell office:value-type="float" office:value="45.347" calcext:value-type="float">
            <text:p>45.347</text:p>
          </table:table-cell>
        </table:table-row>
        <table:table-row table:style-name="ro1">
          <table:table-cell office:value-type="float" office:value="0.2201" calcext:value-type="float">
            <text:p>0.2201</text:p>
          </table:table-cell>
          <table:table-cell office:value-type="float" office:value="4.0357" calcext:value-type="float">
            <text:p>4.0357</text:p>
          </table:table-cell>
          <table:table-cell/>
          <table:table-cell office:value-type="float" office:value="0.575147" calcext:value-type="float">
            <text:p>0.575147</text:p>
          </table:table-cell>
          <table:table-cell office:value-type="float" office:value="85.4231" calcext:value-type="float">
            <text:p>85.4231</text:p>
          </table:table-cell>
          <table:table-cell/>
          <table:table-cell office:value-type="float" office:value="0.645129" calcext:value-type="float">
            <text:p>0.645129</text:p>
          </table:table-cell>
          <table:table-cell office:value-type="float" office:value="85.53" calcext:value-type="float">
            <text:p>85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4:27:48.6968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5T13:58:26.144435000</dc:date>
    <meta:editing-duration>PT21H27M10S</meta:editing-duration>
    <meta:editing-cycles>5</meta:editing-cycles>
    <meta:generator>LibreOffice/4.4.1.2$MacOSX_X86_64 LibreOffice_project/45e2de17089c24a1fa810c8f975a7171ba4cd432</meta:generator>
    <meta:document-statistic meta:table-count="1" meta:cell-count="741" meta:object-count="0"/>
  </office:meta>
</office:document-meta>
</file>